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2" svg:font-family="FreeSerif" style:font-family-generic="roman"/>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erif1" svg:font-family="FreeSerif" style:font-family-generic="system" style:font-pitch="variable"/>
  </office:font-face-decls>
  <office:automatic-styles>
    <style:style style:name="P1" style:family="paragraph" style:parent-style-name="Standard">
      <style:paragraph-properties fo:line-height="200%"/>
      <style:text-properties style:use-window-font-color="true" style:font-name="Times New Roman" fo:font-size="12pt" fo:font-weight="normal" officeooo:rsid="008a1a53" officeooo:paragraph-rsid="034035cd" style:font-size-asian="12pt" style:font-weight-asian="normal" style:font-size-complex="12pt" style:font-weight-complex="normal"/>
    </style:style>
    <style:style style:name="P2" style:family="paragraph" style:parent-style-name="Standard">
      <style:paragraph-properties fo:line-height="200%"/>
      <style:text-properties officeooo:paragraph-rsid="034035cd"/>
    </style:style>
    <style:style style:name="P3" style:family="paragraph" style:parent-style-name="Standard">
      <style:text-properties style:font-name="FreeSerif" fo:font-size="15pt" fo:font-style="normal" style:text-underline-style="none" fo:font-weight="normal" officeooo:rsid="016d9cd1" officeooo:paragraph-rsid="016d9cd1" fo:background-color="transparent" style:font-size-asian="15pt" style:font-style-asian="normal" style:font-weight-asian="normal" style:font-size-complex="15pt" style:font-style-complex="normal" style:font-weight-complex="normal"/>
    </style:style>
    <style:style style:name="P4" style:family="paragraph" style:parent-style-name="Standard">
      <style:text-properties style:font-name="FreeSerif" fo:font-size="15pt" fo:font-style="normal" style:text-underline-style="none" fo:font-weight="normal" officeooo:rsid="017000f1" officeooo:paragraph-rsid="017000f1" fo:background-color="transparent" style:font-size-asian="15pt" style:font-style-asian="normal" style:font-weight-asian="normal" style:font-size-complex="15pt" style:font-style-complex="normal" style:font-weight-complex="normal"/>
    </style:style>
    <style:style style:name="P5" style:family="paragraph" style:parent-style-name="Standard">
      <style:text-properties style:font-name="FreeSerif" fo:font-size="15pt" fo:font-style="normal" style:text-underline-style="none" fo:font-weight="normal" officeooo:rsid="03b0ced4" officeooo:paragraph-rsid="0170c5a3" fo:background-color="transparent" style:font-size-asian="15pt" style:font-style-asian="normal" style:font-weight-asian="normal" style:font-size-complex="15pt" style:font-style-complex="normal" style:font-weight-complex="normal"/>
    </style:style>
    <style:style style:name="P6" style:family="paragraph" style:parent-style-name="Standard">
      <style:text-properties style:font-name="FreeSerif" fo:font-size="15pt" fo:font-style="normal" style:text-underline-style="none" fo:font-weight="normal" officeooo:rsid="0172be97" officeooo:paragraph-rsid="0170c5a3" fo:background-color="transparent" style:font-size-asian="15pt" style:font-style-asian="normal" style:font-weight-asian="normal" style:font-size-complex="15pt" style:font-style-complex="normal" style:font-weight-complex="normal"/>
    </style:style>
    <style:style style:name="P7" style:family="paragraph" style:parent-style-name="Standard">
      <style:text-properties style:font-name="FreeSerif" fo:font-size="15pt" fo:font-style="normal" style:text-underline-style="none" fo:font-weight="normal" officeooo:rsid="0173c774" officeooo:paragraph-rsid="0173c774" fo:background-color="transparent" style:font-size-asian="15pt" style:font-style-asian="normal" style:font-weight-asian="normal" style:font-size-complex="15pt" style:font-style-complex="normal" style:font-weight-complex="normal"/>
    </style:style>
    <style:style style:name="P8" style:family="paragraph" style:parent-style-name="Standard">
      <style:text-properties style:font-name="FreeSerif" fo:font-size="15pt" fo:font-style="normal" style:text-underline-style="none" fo:font-weight="normal" officeooo:rsid="03c42d22" officeooo:paragraph-rsid="03c42d22" fo:background-color="transparent" style:font-size-asian="15pt" style:font-style-asian="normal" style:font-weight-asian="normal" style:font-size-complex="15pt" style:font-style-complex="normal" style:font-weight-complex="normal"/>
    </style:style>
    <style:style style:name="P9" style:family="paragraph" style:parent-style-name="Standard">
      <style:text-properties style:font-name="FreeSerif" fo:font-size="15pt" fo:font-style="normal" style:text-underline-style="solid" style:text-underline-width="auto" style:text-underline-color="font-color" fo:font-weight="normal" officeooo:rsid="000f69b5" officeooo:paragraph-rsid="01757733" fo:background-color="transparent" style:font-size-asian="15pt" style:font-style-asian="normal" style:font-weight-asian="normal" style:font-size-complex="15pt" style:font-style-complex="normal" style:font-weight-complex="normal"/>
    </style:style>
    <style:style style:name="P10" style:family="paragraph" style:parent-style-name="Standard">
      <style:text-properties style:font-name="FreeSerif" fo:font-size="15pt" fo:font-style="normal" style:text-underline-style="solid" style:text-underline-width="auto" style:text-underline-color="font-color" fo:font-weight="normal" officeooo:rsid="000f69b5" officeooo:paragraph-rsid="016c163a" fo:background-color="transparent" style:font-size-asian="15pt" style:font-style-asian="normal" style:font-weight-asian="normal" style:font-size-complex="15pt" style:font-style-complex="normal" style:font-weight-complex="normal"/>
    </style:style>
    <style:style style:name="P11" style:family="paragraph" style:parent-style-name="Standard">
      <style:text-properties style:font-name="FreeSerif" fo:font-size="15pt" fo:font-style="italic" style:text-underline-style="none" fo:font-weight="normal" officeooo:rsid="03bff5b6" officeooo:paragraph-rsid="03bff5b6" fo:background-color="transparent" style:font-size-asian="15pt" style:font-style-asian="italic" style:font-weight-asian="normal" style:font-size-complex="15pt" style:font-style-complex="italic" style:font-weight-complex="normal"/>
    </style:style>
    <style:style style:name="P12" style:family="paragraph" style:parent-style-name="Standard">
      <style:text-properties style:font-name="FreeSerif" fo:font-size="15pt" fo:font-style="italic" style:text-underline-style="none" fo:font-weight="normal" officeooo:rsid="03b0cd4e" officeooo:paragraph-rsid="03b0cd4e" fo:background-color="transparent" style:font-size-asian="15pt" style:font-style-asian="italic" style:font-weight-asian="normal" style:font-size-complex="15pt" style:font-style-complex="italic" style:font-weight-complex="normal"/>
    </style:style>
    <style:style style:name="P13" style:family="paragraph" style:parent-style-name="Standard">
      <style:paragraph-properties fo:text-align="center" style:justify-single-word="false"/>
      <style:text-properties style:font-name="FreeSerif" fo:font-size="15pt" fo:font-style="italic" style:text-underline-style="none" fo:font-weight="normal" officeooo:rsid="000c192c" officeooo:paragraph-rsid="016c163a" fo:background-color="transparent" style:font-size-asian="15pt" style:font-style-asian="italic" style:font-weight-asian="normal" style:font-size-complex="15pt" style:font-style-complex="italic" style:font-weight-complex="normal"/>
    </style:style>
    <style:style style:name="P14" style:family="paragraph" style:parent-style-name="Standard">
      <style:paragraph-properties fo:text-align="center" style:justify-single-word="false"/>
      <style:text-properties style:font-name="FreeSerif" fo:font-size="15pt" fo:font-style="italic" style:text-underline-style="none" fo:font-weight="normal" officeooo:rsid="03bc1417" officeooo:paragraph-rsid="03bc1417" fo:background-color="transparent" style:font-size-asian="15pt" style:font-style-asian="italic" style:font-weight-asian="normal" style:font-size-complex="15pt" style:font-style-complex="italic" style:font-weight-complex="normal"/>
    </style:style>
    <style:style style:name="P15" style:family="paragraph" style:parent-style-name="Standard">
      <style:paragraph-properties fo:text-align="center" style:justify-single-word="false"/>
      <style:text-properties style:font-name="FreeSerif" fo:font-size="15pt" fo:font-style="italic" style:text-underline-style="none" fo:font-weight="normal" officeooo:rsid="006fd686" officeooo:paragraph-rsid="016c163a" fo:background-color="transparent" style:font-size-asian="15pt" style:font-style-asian="italic" style:font-weight-asian="normal" style:font-size-complex="15pt" style:font-style-complex="italic" style:font-weight-complex="normal"/>
    </style:style>
    <style:style style:name="P16" style:family="paragraph" style:parent-style-name="Standard">
      <style:text-properties style:font-name="FreeSerif" fo:font-size="15pt" fo:font-style="italic" style:text-underline-style="none" fo:font-weight="normal" officeooo:rsid="006fd686" officeooo:paragraph-rsid="016c163a" fo:background-color="transparent" style:font-size-asian="15pt" style:font-style-asian="italic" style:font-weight-asian="normal" style:font-size-complex="15pt" style:font-style-complex="italic" style:font-weight-complex="normal"/>
    </style:style>
    <style:style style:name="P17" style:family="paragraph" style:parent-style-name="Standard">
      <style:text-properties style:font-name="FreeSerif" fo:font-size="15pt" fo:font-style="italic" style:text-underline-style="none" fo:font-weight="normal" officeooo:rsid="03b964f2" officeooo:paragraph-rsid="03b964f2" fo:background-color="transparent" style:font-size-asian="15pt" style:font-style-asian="italic" style:font-weight-asian="normal" style:font-size-complex="15pt" style:font-style-complex="italic" style:font-weight-complex="normal"/>
    </style:style>
    <style:style style:name="P18" style:family="paragraph" style:parent-style-name="Standard">
      <style:paragraph-properties fo:text-align="center" style:justify-single-word="false"/>
      <style:text-properties style:font-name="FreeSerif" fo:font-size="8pt" fo:font-style="italic" style:text-underline-style="none" fo:font-weight="normal" officeooo:rsid="0076f56d" officeooo:paragraph-rsid="016c163a" fo:background-color="transparent" style:font-size-asian="7pt" style:font-style-asian="italic" style:font-weight-asian="normal" style:font-size-complex="8pt" style:font-style-complex="italic" style:font-weight-complex="normal"/>
    </style:style>
    <style:style style:name="P19" style:family="paragraph" style:parent-style-name="Standard">
      <style:text-properties style:font-name="FreeSerif" fo:font-size="12pt" fo:font-style="italic" style:text-underline-style="none" fo:font-weight="normal" officeooo:rsid="006fd686" officeooo:paragraph-rsid="016c163a" fo:background-color="transparent"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end" style:justify-single-word="false"/>
      <style:text-properties style:font-name="FreeSerif" fo:font-size="12pt" fo:font-style="italic" fo:font-weight="normal" officeooo:rsid="001373a3" officeooo:paragraph-rsid="016c163a"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end" style:justify-single-word="false"/>
      <style:text-properties style:font-name="FreeSerif" fo:font-size="12pt" fo:font-style="italic" fo:font-weight="normal" officeooo:rsid="013e1af6" officeooo:paragraph-rsid="016c163a"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end" style:justify-single-word="false"/>
      <style:text-properties style:font-name="FreeSerif" fo:font-size="12pt" fo:font-style="italic" fo:font-weight="normal" officeooo:rsid="002d3179" officeooo:paragraph-rsid="016c163a"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end" style:justify-single-word="false"/>
      <style:text-properties style:font-name="FreeSerif" fo:font-size="12pt" fo:font-style="italic" fo:font-weight="normal" officeooo:rsid="002d3179" officeooo:paragraph-rsid="03abe370"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end" style:justify-single-word="false"/>
      <style:text-properties style:font-name="FreeSerif" fo:font-size="12pt" fo:font-style="italic" fo:font-weight="normal" officeooo:rsid="0277716f" officeooo:paragraph-rsid="016c163a"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end" style:justify-single-word="false"/>
      <style:text-properties style:font-name="FreeSerif" fo:font-size="12pt" fo:font-style="italic" fo:font-weight="normal" officeooo:rsid="0277716f" officeooo:paragraph-rsid="03abe370"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end" style:justify-single-word="false"/>
      <style:text-properties style:font-name="FreeSerif" fo:font-size="12pt" officeooo:rsid="001373a3" officeooo:paragraph-rsid="016c163a" style:font-size-asian="12pt" style:font-size-complex="12pt"/>
    </style:style>
    <style:style style:name="P27" style:family="paragraph" style:parent-style-name="Standard">
      <style:paragraph-properties fo:line-height="200%"/>
      <style:text-properties style:font-name="FreeSerif" officeooo:paragraph-rsid="034035cd"/>
    </style:style>
    <style:style style:name="P28"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fo:font-size="16pt" officeooo:rsid="0006fdbc" officeooo:paragraph-rsid="01843a7f" style:font-size-asian="16pt" style:font-size-complex="16pt"/>
    </style:style>
    <style:style style:name="P29"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fo:font-size="16pt" officeooo:rsid="03fcade2" officeooo:paragraph-rsid="03fcade2" style:font-size-asian="16pt" style:font-size-complex="16pt"/>
    </style:style>
    <style:style style:name="P30"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fo:font-size="16pt" officeooo:rsid="040180ac" officeooo:paragraph-rsid="040180ac" style:font-size-asian="16pt" style:font-size-complex="16pt"/>
    </style:style>
    <style:style style:name="P31"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fo:font-size="16pt" officeooo:rsid="040298b6" officeooo:paragraph-rsid="04127f73" style:font-size-asian="16pt" style:font-size-complex="16pt"/>
    </style:style>
    <style:style style:name="P32"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fo:font-size="16pt" officeooo:rsid="04195cf7" officeooo:paragraph-rsid="04195cf7" style:font-size-asian="16pt" style:font-size-complex="16pt"/>
    </style:style>
    <style:style style:name="P33"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fo:font-size="16pt" officeooo:rsid="043c38b1" officeooo:paragraph-rsid="043c38b1" style:font-size-asian="16pt" style:font-size-complex="16pt"/>
    </style:style>
    <style:style style:name="P34"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006fdbc" officeooo:paragraph-rsid="01843a7f" style:font-size-asian="12pt" style:font-size-complex="12pt"/>
    </style:style>
    <style:style style:name="P35"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182e3db" officeooo:paragraph-rsid="03d8f852" style:font-size-asian="12pt" style:font-size-complex="12pt"/>
    </style:style>
    <style:style style:name="P36"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2021741" officeooo:paragraph-rsid="02021741" style:font-size-asian="12pt" style:font-size-complex="12pt"/>
    </style:style>
    <style:style style:name="P37"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2021741" officeooo:paragraph-rsid="042b9965" style:font-size-asian="12pt" style:font-size-complex="12pt"/>
    </style:style>
    <style:style style:name="P38"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2021741" officeooo:paragraph-rsid="042f2f56" style:font-size-asian="12pt" style:font-size-complex="12pt"/>
    </style:style>
    <style:style style:name="P39"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2021741" officeooo:paragraph-rsid="04195cf7" style:font-size-asian="12pt" style:font-size-complex="12pt"/>
    </style:style>
    <style:style style:name="P40"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2787263" officeooo:paragraph-rsid="02787263" style:font-size-asian="12pt" style:font-size-complex="12pt"/>
    </style:style>
    <style:style style:name="P41"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2b602cf" officeooo:paragraph-rsid="02b602cf" style:font-size-asian="12pt" style:font-size-complex="12pt"/>
    </style:style>
    <style:style style:name="P42"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2cad4f5" officeooo:paragraph-rsid="02cad4f5" style:font-size-asian="12pt" style:font-size-complex="12pt"/>
    </style:style>
    <style:style style:name="P43"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2dbdf89" officeooo:paragraph-rsid="02f205a5" style:font-size-asian="12pt" style:font-size-complex="12pt"/>
    </style:style>
    <style:style style:name="P44"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3d8f852" officeooo:paragraph-rsid="03e20e87" style:font-size-asian="12pt" style:font-size-complex="12pt"/>
    </style:style>
    <style:style style:name="P45"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2cb65d" officeooo:paragraph-rsid="042cb65d" style:font-size-asian="12pt" style:font-size-complex="12pt"/>
    </style:style>
    <style:style style:name="P46"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2f2f56" officeooo:paragraph-rsid="042f2f56" style:font-size-asian="12pt" style:font-size-complex="12pt"/>
    </style:style>
    <style:style style:name="P47"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34d041" officeooo:paragraph-rsid="0434d041" style:font-size-asian="12pt" style:font-size-complex="12pt"/>
    </style:style>
    <style:style style:name="P48"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34d041" officeooo:paragraph-rsid="04378677" style:font-size-asian="12pt" style:font-size-complex="12pt"/>
    </style:style>
    <style:style style:name="P49"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3fecb5" officeooo:paragraph-rsid="043fecb5" style:font-size-asian="12pt" style:font-size-complex="12pt"/>
    </style:style>
    <style:style style:name="P50"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474a83" officeooo:paragraph-rsid="04474a83" style:font-size-asian="12pt" style:font-size-complex="12pt"/>
    </style:style>
    <style:style style:name="P51"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54446b" officeooo:paragraph-rsid="0454446b" style:font-size-asian="12pt" style:font-size-complex="12pt"/>
    </style:style>
    <style:style style:name="P52"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54446b" officeooo:paragraph-rsid="04830ad2" style:font-size-asian="12pt" style:font-size-complex="12pt"/>
    </style:style>
    <style:style style:name="P53"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59af75" officeooo:paragraph-rsid="0459af75" style:font-size-asian="12pt" style:font-size-complex="12pt"/>
    </style:style>
    <style:style style:name="P54"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59af75" officeooo:paragraph-rsid="04a5e481" style:font-size-asian="12pt" style:font-size-complex="12pt"/>
    </style:style>
    <style:style style:name="P55"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653acd" officeooo:paragraph-rsid="0469e6be" style:font-size-asian="12pt" style:font-size-complex="12pt"/>
    </style:style>
    <style:style style:name="P56"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793a54" officeooo:paragraph-rsid="047a7229" style:font-size-asian="12pt" style:font-size-complex="12pt"/>
    </style:style>
    <style:style style:name="P57"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7da7bb" officeooo:paragraph-rsid="047da7bb" style:font-size-asian="12pt" style:font-size-complex="12pt"/>
    </style:style>
    <style:style style:name="P58"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3097c94" officeooo:paragraph-rsid="030d36b2" style:font-size-asian="12pt" style:font-size-complex="12pt"/>
    </style:style>
    <style:style style:name="P59"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0195b0" officeooo:paragraph-rsid="040180ac" style:font-size-asian="12pt" style:font-size-complex="12pt"/>
    </style:style>
    <style:style style:name="P60"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14ca1d" officeooo:paragraph-rsid="04127f73" style:font-size-asian="12pt" style:font-size-complex="12pt"/>
    </style:style>
    <style:style style:name="P61"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3c38b1" officeooo:paragraph-rsid="04195cf7" style:font-size-asian="12pt" style:font-size-complex="12pt"/>
    </style:style>
    <style:style style:name="P62"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572edc" officeooo:paragraph-rsid="04830ad2" style:font-size-asian="12pt" style:font-size-complex="12pt"/>
    </style:style>
    <style:style style:name="P63"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2dbdf89" officeooo:paragraph-rsid="02f205a5" fo:background-color="transparent" style:font-size-asian="12pt" style:font-size-complex="12pt"/>
    </style:style>
    <style:style style:name="P64"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48db213" officeooo:paragraph-rsid="048db213" fo:background-color="transparent" style:font-size-asian="12pt" style:font-size-complex="12pt"/>
    </style:style>
    <style:style style:name="P65"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officeooo:rsid="02fce543" officeooo:paragraph-rsid="02fce543" fo:background-color="transparent" style:font-size-asian="12pt" style:font-size-complex="12pt"/>
    </style:style>
    <style:style style:name="P66"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fo:font-style="normal" officeooo:rsid="03d8f852" officeooo:paragraph-rsid="03d8f852" style:font-size-asian="12pt" style:font-style-asian="normal" style:font-size-complex="12pt" style:font-style-complex="normal"/>
    </style:style>
    <style:style style:name="P67"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fo:font-style="normal" officeooo:rsid="043f6551" officeooo:paragraph-rsid="02021741" style:font-size-asian="12pt" style:font-style-asian="normal" style:font-size-complex="12pt" style:font-style-complex="normal"/>
    </style:style>
    <style:style style:name="P68"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fo:font-style="normal" officeooo:rsid="043fecb5" officeooo:paragraph-rsid="02021741" style:font-size-asian="12pt" style:font-style-asian="normal" style:font-size-complex="12pt" style:font-style-complex="normal"/>
    </style:style>
    <style:style style:name="P69"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fo:font-style="normal" officeooo:rsid="042acdf9" officeooo:paragraph-rsid="04474a83" style:font-size-asian="12pt" style:font-style-asian="normal" style:font-size-complex="12pt" style:font-style-complex="normal"/>
    </style:style>
    <style:style style:name="P70"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fo:font-style="normal" officeooo:rsid="042acdf9" officeooo:paragraph-rsid="02021741" style:font-size-asian="12pt" style:font-style-asian="normal" style:font-size-complex="12pt" style:font-style-complex="normal"/>
    </style:style>
    <style:style style:name="P71"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fo:font-style="normal" officeooo:rsid="042da9e3" officeooo:paragraph-rsid="02021741" style:font-size-asian="12pt" style:font-style-asian="normal" style:font-size-complex="12pt" style:font-style-complex="normal"/>
    </style:style>
    <style:style style:name="P72"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fo:font-style="normal" officeooo:rsid="0434d041" officeooo:paragraph-rsid="042f2f56" style:font-size-asian="12pt" style:font-style-asian="normal" style:font-size-complex="12pt" style:font-style-complex="normal"/>
    </style:style>
    <style:style style:name="P73"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fo:font-style="normal" officeooo:rsid="04357825" officeooo:paragraph-rsid="0434d041" style:font-size-asian="12pt" style:font-style-asian="normal" style:font-size-complex="12pt" style:font-style-complex="normal"/>
    </style:style>
    <style:style style:name="P74"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fo:font-style="normal" officeooo:rsid="0436b63d" officeooo:paragraph-rsid="0434d041" style:font-size-asian="12pt" style:font-style-asian="normal" style:font-size-complex="12pt" style:font-style-complex="normal"/>
    </style:style>
    <style:style style:name="P75"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fo:font-style="normal" officeooo:rsid="042f2f56" officeooo:paragraph-rsid="042f2f56" style:font-size-asian="12pt" style:font-style-asian="normal" style:font-size-complex="12pt" style:font-style-complex="normal"/>
    </style:style>
    <style:style style:name="P76"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fo:font-style="normal" officeooo:rsid="04343532" officeooo:paragraph-rsid="042f2f56" style:font-size-asian="12pt" style:font-style-asian="normal" style:font-size-complex="12pt" style:font-style-complex="normal"/>
    </style:style>
    <style:style style:name="P77"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fo:font-style="normal" officeooo:rsid="043a62b0" officeooo:paragraph-rsid="043a62b0" style:font-size-asian="12pt" style:font-style-asian="normal" style:font-size-complex="12pt" style:font-style-complex="normal"/>
    </style:style>
    <style:style style:name="P78"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fo:font-style="normal" officeooo:rsid="04378677" officeooo:paragraph-rsid="02021741" style:font-size-asian="12pt" style:font-style-asian="normal" style:font-size-complex="12pt" style:font-style-complex="normal"/>
    </style:style>
    <style:style style:name="P79"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2pt" fo:font-style="italic" officeooo:rsid="0220d74d" officeooo:paragraph-rsid="02021741" style:font-size-asian="12pt" style:font-style-asian="italic" style:font-size-complex="12pt" style:font-style-complex="italic"/>
    </style:style>
    <style:style style:name="P80"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7pt" officeooo:rsid="00049e56" officeooo:paragraph-rsid="002ccb81" style:font-size-asian="6.09999990463257pt" style:font-size-complex="7pt"/>
    </style:style>
    <style:style style:name="P81"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7pt" officeooo:rsid="023eb8c2" officeooo:paragraph-rsid="023eb8c2" style:font-size-asian="6.09999990463257pt" style:font-size-complex="7pt"/>
    </style:style>
    <style:style style:name="P82"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7pt" officeooo:rsid="02b602cf" officeooo:paragraph-rsid="02b602cf" style:font-size-asian="6.09999990463257pt" style:font-size-complex="7pt"/>
    </style:style>
    <style:style style:name="P83"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7pt" fo:font-style="normal" officeooo:rsid="043fecb5" officeooo:paragraph-rsid="043fecb5" style:font-size-asian="7pt" style:font-style-asian="normal" style:font-size-complex="7pt" style:font-style-complex="normal"/>
    </style:style>
    <style:style style:name="P84"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7pt" fo:font-style="normal" officeooo:rsid="042acdf9" officeooo:paragraph-rsid="02021741" style:font-size-asian="6.09999990463257pt" style:font-style-asian="normal" style:font-size-complex="7pt" style:font-style-complex="normal"/>
    </style:style>
    <style:style style:name="P85"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14pt" fo:font-weight="bold" officeooo:rsid="03379ebe" officeooo:paragraph-rsid="03379ebe" style:font-size-asian="14pt" style:font-weight-asian="bold" style:font-size-complex="14pt" style:font-weight-complex="bold"/>
    </style:style>
    <style:style style:name="P86"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style:use-window-font-color="true" style:font-name="FreeSerif" fo:font-size="5pt" fo:font-style="italic" officeooo:rsid="0220d74d" officeooo:paragraph-rsid="02021741" style:font-size-asian="4.34999990463257pt" style:font-style-asian="italic" style:font-size-complex="5pt" style:font-style-complex="italic"/>
    </style:style>
    <style:style style:name="P87" style:family="paragraph" style:parent-style-name="Standard">
      <loext:graphic-properties draw:fill="solid" draw:fill-color="#ffffff" draw:opacity="100%"/>
      <style:paragraph-properties fo:margin-left="0in" fo:margin-right="0in" fo:text-indent="0in" style:auto-text-indent="false" fo:break-before="page" fo:background-color="#ffffff" fo:padding="0in" fo:border="none"/>
      <style:text-properties style:use-window-font-color="true" style:font-name="FreeSerif" fo:font-size="14pt" fo:font-weight="bold" officeooo:rsid="03379ebe" officeooo:paragraph-rsid="03379ebe" style:font-size-asian="14pt" style:font-weight-asian="bold" style:font-size-complex="14pt" style:font-weight-complex="bold"/>
    </style:style>
    <style:style style:name="P88" style:family="paragraph" style:parent-style-name="Standard">
      <loext:graphic-properties draw:fill="solid" draw:fill-color="#ffffff" draw:opacity="100%"/>
      <style:paragraph-properties fo:text-align="end" style:justify-single-word="false" fo:background-color="#ffffff" fo:padding="0in" fo:border="none"/>
      <style:text-properties style:use-window-font-color="true" style:font-name="FreeSerif" fo:font-size="12pt" fo:font-style="italic" fo:font-weight="normal" officeooo:rsid="00a0a738" officeooo:paragraph-rsid="016c163a" style:font-size-asian="12pt" style:font-style-asian="italic" style:font-weight-asian="normal" style:font-size-complex="12pt" style:font-style-complex="italic" style:font-weight-complex="normal"/>
    </style:style>
    <style:style style:name="P89"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8c9289" officeooo:paragraph-rsid="009a0dd3" style:font-size-asian="12pt" style:font-weight-asian="normal" style:font-size-complex="12pt" style:font-weight-complex="normal"/>
    </style:style>
    <style:style style:name="P90"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9d5628" officeooo:paragraph-rsid="009d5628" style:font-size-asian="12pt" style:font-weight-asian="normal" style:font-size-complex="12pt" style:font-weight-complex="normal"/>
    </style:style>
    <style:style style:name="P91"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af33a4" officeooo:paragraph-rsid="00c1d8cb" style:font-size-asian="12pt" style:font-weight-asian="normal" style:font-size-complex="12pt" style:font-weight-complex="normal"/>
    </style:style>
    <style:style style:name="P92"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caf2c6" officeooo:paragraph-rsid="00d55532" style:font-size-asian="12pt" style:font-weight-asian="normal" style:font-size-complex="12pt" style:font-weight-complex="normal"/>
    </style:style>
    <style:style style:name="P93"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0e25447" officeooo:paragraph-rsid="012647d3" style:font-size-asian="12pt" style:font-weight-asian="normal" style:font-size-complex="12pt" style:font-weight-complex="normal"/>
    </style:style>
    <style:style style:name="P94"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139bc4a" officeooo:paragraph-rsid="0139bc4a" style:font-size-asian="12pt" style:font-weight-asian="normal" style:font-size-complex="12pt" style:font-weight-complex="normal"/>
    </style:style>
    <style:style style:name="P95"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139bc4a" officeooo:paragraph-rsid="013f3c9d" style:font-size-asian="12pt" style:font-weight-asian="normal" style:font-size-complex="12pt" style:font-weight-complex="normal"/>
    </style:style>
    <style:style style:name="P96"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fo:font-weight="normal" officeooo:rsid="013bc611" officeooo:paragraph-rsid="013f3c9d" style:font-size-asian="12pt" style:font-weight-asian="normal" style:font-size-complex="12pt" style:font-weight-complex="normal"/>
    </style:style>
    <style:style style:name="P97"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officeooo:rsid="0003a419" officeooo:paragraph-rsid="01822189" style:font-size-asian="12pt" style:font-size-complex="12pt"/>
    </style:style>
    <style:style style:name="P98"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officeooo:rsid="0003a419" officeooo:paragraph-rsid="0182e3db" style:font-size-asian="12pt" style:font-size-complex="12pt"/>
    </style:style>
    <style:style style:name="P99"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officeooo:rsid="03e20e87" officeooo:paragraph-rsid="03e20e87" style:font-size-asian="12pt" style:font-size-complex="12pt"/>
    </style:style>
    <style:style style:name="P100"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officeooo:rsid="03e20e87" officeooo:paragraph-rsid="03f4f125" style:font-size-asian="12pt" style:font-size-complex="12pt"/>
    </style:style>
    <style:style style:name="P101"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officeooo:rsid="03e9857c" officeooo:paragraph-rsid="03e9857c" style:font-size-asian="12pt" style:font-size-complex="12pt"/>
    </style:style>
    <style:style style:name="P102"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officeooo:rsid="03eaff0d" officeooo:paragraph-rsid="03e9857c" style:font-size-asian="12pt" style:font-size-complex="12pt"/>
    </style:style>
    <style:style style:name="P103"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officeooo:rsid="03ece747" officeooo:paragraph-rsid="03ef35e7" style:font-size-asian="12pt" style:font-size-complex="12pt"/>
    </style:style>
    <style:style style:name="P104"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officeooo:rsid="03f0b280" officeooo:paragraph-rsid="03ef35e7" style:font-size-asian="12pt" style:font-size-complex="12pt"/>
    </style:style>
    <style:style style:name="P105"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officeooo:rsid="03f0b280" officeooo:paragraph-rsid="03f0b280" style:font-size-asian="12pt" style:font-size-complex="12pt"/>
    </style:style>
    <style:style style:name="P106"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officeooo:rsid="03f4f125" officeooo:paragraph-rsid="03f95274" style:font-size-asian="12pt" style:font-size-complex="12pt"/>
    </style:style>
    <style:style style:name="P107"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2pt" officeooo:rsid="03f71fce" officeooo:paragraph-rsid="03f95274" style:font-size-asian="12pt" style:font-size-complex="12pt"/>
    </style:style>
    <style:style style:name="P108"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4pt" fo:font-weight="bold" officeooo:rsid="017ff134" officeooo:paragraph-rsid="00006f43" style:font-size-asian="14pt" style:font-weight-asian="bold" style:font-size-complex="14pt" style:font-weight-complex="bold"/>
    </style:style>
    <style:style style:name="P109"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4pt" fo:font-weight="bold" officeooo:rsid="00011d95" officeooo:paragraph-rsid="0166916b" style:font-size-asian="14pt" style:font-weight-asian="bold" style:font-size-complex="14pt" style:font-weight-complex="bold"/>
    </style:style>
    <style:style style:name="P110"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4pt" fo:font-weight="bold" officeooo:rsid="00011d95" officeooo:paragraph-rsid="00011d95" style:font-size-asian="14pt" style:font-weight-asian="bold" style:font-size-complex="14pt" style:font-weight-complex="bold"/>
    </style:style>
    <style:style style:name="P111"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4pt" fo:font-weight="normal" officeooo:rsid="019277bd" officeooo:paragraph-rsid="00006f43" style:font-size-asian="14pt" style:font-weight-asian="normal" style:font-size-complex="14pt" style:font-weight-complex="normal"/>
    </style:style>
    <style:style style:name="P112" style:family="paragraph" style:parent-style-name="Standard">
      <loext:graphic-properties draw:fill="solid" draw:fill-color="#ffffff" draw:opacity="100%"/>
      <style:paragraph-properties fo:background-color="#ffffff" fo:padding="0in" fo:border="none"/>
      <style:text-properties style:use-window-font-color="true" style:font-name="FreeSerif" fo:font-size="16pt" officeooo:rsid="0003a419" officeooo:paragraph-rsid="01822189" style:font-size-asian="16pt" style:font-size-complex="16pt"/>
    </style:style>
    <style:style style:name="P113" style:family="paragraph" style:parent-style-name="Standard">
      <loext:graphic-properties draw:fill="solid" draw:fill-color="#ffffff" draw:opacity="100%"/>
      <style:paragraph-properties fo:background-color="#ffffff" fo:padding="0in" fo:border="none"/>
      <style:text-properties style:use-window-font-color="true" style:font-name="FreeSerif" fo:font-size="7pt" officeooo:rsid="0003a419" officeooo:paragraph-rsid="01822189" style:font-size-asian="6.09999990463257pt" style:font-size-complex="7pt"/>
    </style:style>
    <style:style style:name="P114" style:family="paragraph" style:parent-style-name="Standard">
      <loext:graphic-properties draw:fill="solid" draw:fill-color="#ffffff" draw:opacity="100%"/>
      <style:paragraph-properties fo:background-color="#ffffff" fo:padding="0in" fo:border="none"/>
      <style:text-properties style:font-name="FreeSerif" officeooo:paragraph-rsid="00006f43"/>
    </style:style>
    <style:style style:name="P115" style:family="paragraph" style:parent-style-name="Standard">
      <loext:graphic-properties draw:fill="solid" draw:fill-color="#ffffff" draw:opacity="100%"/>
      <style:paragraph-properties fo:break-before="page" fo:background-color="#ffffff" fo:padding="0in" fo:border="none"/>
      <style:text-properties style:use-window-font-color="true" style:font-name="FreeSerif" fo:font-size="14pt" fo:font-weight="bold" officeooo:rsid="017ff134" officeooo:paragraph-rsid="00006f43" style:font-size-asian="14pt" style:font-weight-asian="bold" style:font-size-complex="14pt" style:font-weight-complex="bold"/>
    </style:style>
    <style:style style:name="P116" style:family="paragraph" style:parent-style-name="Standard">
      <loext:graphic-properties draw:fill="solid" draw:fill-color="#ffffff" draw:opacity="100%"/>
      <style:paragraph-properties fo:margin-left="0in" fo:margin-right="0in" fo:text-indent="0in" style:auto-text-indent="false" fo:background-color="#ffffff" fo:padding="0in" fo:border="none"/>
      <style:text-properties fo:color="#800000" style:text-line-through-style="solid" style:text-line-through-type="single" style:font-name="FreeSerif" fo:font-size="12pt" officeooo:rsid="0334d533" officeooo:paragraph-rsid="02f58a47" fo:background-color="transparent"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b1186b" style:font-style-asian="italic" style:font-style-complex="italic"/>
    </style:style>
    <style:style style:name="T4" style:family="text">
      <style:text-properties fo:font-style="italic" officeooo:rsid="00cb3a5e" style:font-style-asian="italic" style:font-style-complex="italic"/>
    </style:style>
    <style:style style:name="T5" style:family="text">
      <style:text-properties fo:font-style="italic" officeooo:rsid="00eded14" style:font-style-asian="italic" style:font-style-complex="italic"/>
    </style:style>
    <style:style style:name="T6" style:family="text">
      <style:text-properties fo:font-style="italic" officeooo:rsid="00fb2327" style:font-style-asian="italic" style:font-style-complex="italic"/>
    </style:style>
    <style:style style:name="T7" style:family="text">
      <style:text-properties fo:font-style="italic" officeooo:rsid="0220d74d" style:font-style-asian="italic" style:font-style-complex="italic"/>
    </style:style>
    <style:style style:name="T8" style:family="text">
      <style:text-properties fo:font-style="italic" officeooo:rsid="03d8f852" style:font-style-asian="italic" style:font-style-complex="italic"/>
    </style:style>
    <style:style style:name="T9" style:family="text">
      <style:text-properties fo:font-style="italic" officeooo:rsid="03dfdda3" style:font-style-asian="italic" style:font-style-complex="italic"/>
    </style:style>
    <style:style style:name="T10" style:family="text">
      <style:text-properties fo:font-style="italic" officeooo:rsid="03e1b99b" style:font-style-asian="italic" style:font-style-complex="italic"/>
    </style:style>
    <style:style style:name="T11" style:family="text">
      <style:text-properties fo:font-style="italic" officeooo:rsid="0454446b" style:font-style-asian="italic" style:font-style-complex="italic"/>
    </style:style>
    <style:style style:name="T12" style:family="text">
      <style:text-properties fo:font-style="italic" officeooo:rsid="046f8814"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ed1e36" style:font-style-asian="italic" style:font-weight-asian="normal" style:font-style-complex="italic" style:font-weight-complex="normal"/>
    </style:style>
    <style:style style:name="T15" style:family="text">
      <style:text-properties fo:font-style="italic" fo:font-weight="normal" officeooo:rsid="00197330" style:font-style-asian="italic" style:font-weight-asian="normal" style:font-style-complex="italic" style:font-weight-complex="normal"/>
    </style:style>
    <style:style style:name="T16" style:family="text">
      <style:text-properties fo:font-style="italic" fo:font-weight="normal" officeooo:rsid="01822189" style:font-style-asian="italic" style:font-weight-asian="normal" style:font-style-complex="italic" style:font-weight-complex="normal"/>
    </style:style>
    <style:style style:name="T17" style:family="text">
      <style:text-properties fo:font-style="italic" fo:font-weight="normal" officeooo:rsid="018f618f" style:font-style-asian="italic" style:font-weight-asian="normal" style:font-style-complex="italic" style:font-weight-complex="normal"/>
    </style:style>
    <style:style style:name="T18" style:family="text">
      <style:text-properties fo:font-style="italic" fo:font-weight="normal" officeooo:rsid="02603651" style:font-style-asian="italic" style:font-weight-asian="normal" style:font-style-complex="italic" style:font-weight-complex="normal"/>
    </style:style>
    <style:style style:name="T19" style:family="text">
      <style:text-properties fo:font-style="italic" fo:font-weight="normal" officeooo:rsid="002652ef" style:font-style-asian="italic" style:font-weight-asian="normal" style:font-style-complex="italic" style:font-weight-complex="normal"/>
    </style:style>
    <style:style style:name="T20" style:family="text">
      <style:text-properties fo:font-style="italic" fo:font-weight="normal" officeooo:rsid="00ea4963" style:font-style-asian="italic" style:font-weight-asian="normal" style:font-style-complex="italic" style:font-weight-complex="normal"/>
    </style:style>
    <style:style style:name="T21" style:family="text">
      <style:text-properties fo:font-style="italic" fo:font-weight="normal" officeooo:rsid="03abe370" style:font-style-asian="italic" style:font-weight-asian="normal" style:font-style-complex="italic" style:font-weight-complex="normal"/>
    </style:style>
    <style:style style:name="T22" style:family="text">
      <style:text-properties fo:font-style="italic" fo:font-weight="normal" officeooo:rsid="03aefee1" style:font-style-asian="italic" style:font-weight-asian="normal" style:font-style-complex="italic" style:font-weight-complex="normal"/>
    </style:style>
    <style:style style:name="T23" style:family="text">
      <style:text-properties fo:font-style="italic" fo:font-weight="normal" officeooo:rsid="03fb6954" style:font-style-asian="italic" style:font-weight-asian="normal" style:font-style-complex="italic" style:font-weight-complex="normal"/>
    </style:style>
    <style:style style:name="T24" style:family="text">
      <style:text-properties officeooo:rsid="008d767a"/>
    </style:style>
    <style:style style:name="T25" style:family="text">
      <style:text-properties officeooo:rsid="009f6e21"/>
    </style:style>
    <style:style style:name="T26" style:family="text">
      <style:text-properties officeooo:rsid="00b1186b"/>
    </style:style>
    <style:style style:name="T27" style:family="text">
      <style:text-properties officeooo:rsid="00cb3a5e"/>
    </style:style>
    <style:style style:name="T28" style:family="text">
      <style:text-properties officeooo:rsid="00e4a0be"/>
    </style:style>
    <style:style style:name="T29" style:family="text">
      <style:text-properties fo:font-style="normal" style:font-style-asian="normal" style:font-style-complex="normal"/>
    </style:style>
    <style:style style:name="T30" style:family="text">
      <style:text-properties fo:font-style="normal" officeooo:rsid="00eded14" style:font-style-asian="normal" style:font-style-complex="normal"/>
    </style:style>
    <style:style style:name="T31" style:family="text">
      <style:text-properties fo:font-style="normal" officeooo:rsid="00efec54" style:font-style-asian="normal" style:font-style-complex="normal"/>
    </style:style>
    <style:style style:name="T32" style:family="text">
      <style:text-properties fo:font-style="normal" officeooo:rsid="00f0443b" style:font-style-asian="normal" style:font-style-complex="normal"/>
    </style:style>
    <style:style style:name="T33" style:family="text">
      <style:text-properties fo:font-style="normal" officeooo:rsid="00f23d43" style:font-style-asian="normal" style:font-style-complex="normal"/>
    </style:style>
    <style:style style:name="T34" style:family="text">
      <style:text-properties fo:font-style="normal" officeooo:rsid="00f30324" style:font-style-asian="normal" style:font-style-complex="normal"/>
    </style:style>
    <style:style style:name="T35" style:family="text">
      <style:text-properties fo:font-style="normal" officeooo:rsid="00f4d126" style:font-style-asian="normal" style:font-style-complex="normal"/>
    </style:style>
    <style:style style:name="T36" style:family="text">
      <style:text-properties fo:font-style="normal" officeooo:rsid="00f999ac" style:font-style-asian="normal" style:font-style-complex="normal"/>
    </style:style>
    <style:style style:name="T37" style:family="text">
      <style:text-properties fo:font-style="normal" officeooo:rsid="00fb2327" style:font-style-asian="normal" style:font-style-complex="normal"/>
    </style:style>
    <style:style style:name="T38" style:family="text">
      <style:text-properties fo:font-style="normal" officeooo:rsid="0102a651" style:font-style-asian="normal" style:font-style-complex="normal"/>
    </style:style>
    <style:style style:name="T39" style:family="text">
      <style:text-properties fo:font-style="normal" officeooo:rsid="01041300" style:font-style-asian="normal" style:font-style-complex="normal"/>
    </style:style>
    <style:style style:name="T40" style:family="text">
      <style:text-properties fo:font-style="normal" officeooo:rsid="0105b915" style:font-style-asian="normal" style:font-style-complex="normal"/>
    </style:style>
    <style:style style:name="T41" style:family="text">
      <style:text-properties fo:font-style="normal" officeooo:rsid="01069c1a" style:font-style-asian="normal" style:font-style-complex="normal"/>
    </style:style>
    <style:style style:name="T42" style:family="text">
      <style:text-properties fo:font-style="normal" officeooo:rsid="010f7fa7" style:font-style-asian="normal" style:font-style-complex="normal"/>
    </style:style>
    <style:style style:name="T43" style:family="text">
      <style:text-properties fo:font-style="normal" officeooo:rsid="011130a4" style:font-style-asian="normal" style:font-style-complex="normal"/>
    </style:style>
    <style:style style:name="T44" style:family="text">
      <style:text-properties fo:font-style="normal" officeooo:rsid="01120236" style:font-style-asian="normal" style:font-style-complex="normal"/>
    </style:style>
    <style:style style:name="T45" style:family="text">
      <style:text-properties fo:font-style="normal" officeooo:rsid="011aaf53" style:font-style-asian="normal" style:font-style-complex="normal"/>
    </style:style>
    <style:style style:name="T46" style:family="text">
      <style:text-properties fo:font-style="normal" officeooo:rsid="011b8168" style:font-style-asian="normal" style:font-style-complex="normal"/>
    </style:style>
    <style:style style:name="T47" style:family="text">
      <style:text-properties fo:font-style="normal" officeooo:rsid="011c1541" style:font-style-asian="normal" style:font-style-complex="normal"/>
    </style:style>
    <style:style style:name="T48" style:family="text">
      <style:text-properties fo:font-style="normal" officeooo:rsid="011c6aea" style:font-style-asian="normal" style:font-style-complex="normal"/>
    </style:style>
    <style:style style:name="T49" style:family="text">
      <style:text-properties fo:font-style="normal" officeooo:rsid="012bf727" style:font-style-asian="normal" style:font-style-complex="normal"/>
    </style:style>
    <style:style style:name="T50" style:family="text">
      <style:text-properties fo:font-style="normal" officeooo:rsid="012cb98a" style:font-style-asian="normal" style:font-style-complex="normal"/>
    </style:style>
    <style:style style:name="T51" style:family="text">
      <style:text-properties fo:font-style="normal" officeooo:rsid="012e3c80" style:font-style-asian="normal" style:font-style-complex="normal"/>
    </style:style>
    <style:style style:name="T52" style:family="text">
      <style:text-properties fo:font-style="normal" officeooo:rsid="012fd1ce" style:font-style-asian="normal" style:font-style-complex="normal"/>
    </style:style>
    <style:style style:name="T53" style:family="text">
      <style:text-properties fo:font-style="normal" officeooo:rsid="01303b3b" style:font-style-asian="normal" style:font-style-complex="normal"/>
    </style:style>
    <style:style style:name="T54" style:family="text">
      <style:text-properties fo:font-style="normal" officeooo:rsid="01313f85" style:font-style-asian="normal" style:font-style-complex="normal"/>
    </style:style>
    <style:style style:name="T55" style:family="text">
      <style:text-properties fo:font-style="normal" officeooo:rsid="0132b339" style:font-style-asian="normal" style:font-style-complex="normal"/>
    </style:style>
    <style:style style:name="T56" style:family="text">
      <style:text-properties fo:font-style="normal" officeooo:rsid="03d8f852" style:font-style-asian="normal" style:font-style-complex="normal"/>
    </style:style>
    <style:style style:name="T57" style:family="text">
      <style:text-properties fo:font-style="normal" officeooo:rsid="03dabcce" style:font-style-asian="normal" style:font-style-complex="normal"/>
    </style:style>
    <style:style style:name="T58" style:family="text">
      <style:text-properties fo:font-style="normal" officeooo:rsid="042acdf9" style:font-style-asian="normal" style:font-style-complex="normal"/>
    </style:style>
    <style:style style:name="T59" style:family="text">
      <style:text-properties fo:font-style="normal" officeooo:rsid="042b9965" style:font-style-asian="normal" style:font-style-complex="normal"/>
    </style:style>
    <style:style style:name="T60" style:family="text">
      <style:text-properties fo:font-style="normal" officeooo:rsid="042cb65d" style:font-style-asian="normal" style:font-style-complex="normal"/>
    </style:style>
    <style:style style:name="T61" style:family="text">
      <style:text-properties fo:font-style="normal" officeooo:rsid="042da9e3" style:font-style-asian="normal" style:font-style-complex="normal"/>
    </style:style>
    <style:style style:name="T62" style:family="text">
      <style:text-properties fo:font-style="normal" officeooo:rsid="042f2f56" style:font-style-asian="normal" style:font-style-complex="normal"/>
    </style:style>
    <style:style style:name="T63" style:family="text">
      <style:text-properties fo:font-style="normal" officeooo:rsid="0430a5db" style:font-style-asian="normal" style:font-style-complex="normal"/>
    </style:style>
    <style:style style:name="T64" style:family="text">
      <style:text-properties fo:font-style="normal" officeooo:rsid="0432946e" style:font-style-asian="normal" style:font-style-complex="normal"/>
    </style:style>
    <style:style style:name="T65" style:family="text">
      <style:text-properties fo:font-style="normal" officeooo:rsid="04343532" style:font-style-asian="normal" style:font-style-complex="normal"/>
    </style:style>
    <style:style style:name="T66" style:family="text">
      <style:text-properties fo:font-style="normal" officeooo:rsid="0434d041" style:font-style-asian="normal" style:font-style-complex="normal"/>
    </style:style>
    <style:style style:name="T67" style:family="text">
      <style:text-properties fo:font-style="normal" officeooo:rsid="04357825" style:font-style-asian="normal" style:font-style-complex="normal"/>
    </style:style>
    <style:style style:name="T68" style:family="text">
      <style:text-properties fo:font-style="normal" officeooo:rsid="0435e5de" style:font-style-asian="normal" style:font-style-complex="normal"/>
    </style:style>
    <style:style style:name="T69" style:family="text">
      <style:text-properties fo:font-style="normal" officeooo:rsid="0436b63d" style:font-style-asian="normal" style:font-style-complex="normal"/>
    </style:style>
    <style:style style:name="T70" style:family="text">
      <style:text-properties fo:font-style="normal" officeooo:rsid="043763f7" style:font-style-asian="normal" style:font-style-complex="normal"/>
    </style:style>
    <style:style style:name="T71" style:family="text">
      <style:text-properties fo:font-style="normal" officeooo:rsid="04378677" style:font-style-asian="normal" style:font-style-complex="normal"/>
    </style:style>
    <style:style style:name="T72" style:family="text">
      <style:text-properties fo:font-style="normal" officeooo:rsid="0438cf75" style:font-style-asian="normal" style:font-style-complex="normal"/>
    </style:style>
    <style:style style:name="T73" style:family="text">
      <style:text-properties fo:font-style="normal" officeooo:rsid="043bb834" style:font-style-asian="normal" style:font-style-complex="normal"/>
    </style:style>
    <style:style style:name="T74" style:family="text">
      <style:text-properties fo:font-style="normal" officeooo:rsid="043c38b1" style:font-style-asian="normal" style:font-style-complex="normal"/>
    </style:style>
    <style:style style:name="T75" style:family="text">
      <style:text-properties fo:font-style="normal" officeooo:rsid="043caa4b" style:font-style-asian="normal" style:font-style-complex="normal"/>
    </style:style>
    <style:style style:name="T76" style:family="text">
      <style:text-properties fo:font-style="normal" officeooo:rsid="043dbf3c" style:font-style-asian="normal" style:font-style-complex="normal"/>
    </style:style>
    <style:style style:name="T77" style:family="text">
      <style:text-properties fo:font-style="normal" officeooo:rsid="0220d74d" style:font-style-asian="normal" style:font-style-complex="normal"/>
    </style:style>
    <style:style style:name="T78" style:family="text">
      <style:text-properties fo:font-style="normal" officeooo:rsid="043f6551" style:font-style-asian="normal" style:font-style-complex="normal"/>
    </style:style>
    <style:style style:name="T79" style:family="text">
      <style:text-properties fo:font-style="normal" officeooo:rsid="043fecb5" style:font-style-asian="normal" style:font-style-complex="normal"/>
    </style:style>
    <style:style style:name="T80" style:family="text">
      <style:text-properties fo:font-style="normal" officeooo:rsid="044224c9" style:font-style-asian="normal" style:font-style-complex="normal"/>
    </style:style>
    <style:style style:name="T81" style:family="text">
      <style:text-properties fo:font-style="normal" officeooo:rsid="04428048" style:font-style-asian="normal" style:font-style-complex="normal"/>
    </style:style>
    <style:style style:name="T82" style:family="text">
      <style:text-properties fo:font-style="normal" officeooo:rsid="0443bacf" style:font-style-asian="normal" style:font-style-complex="normal"/>
    </style:style>
    <style:style style:name="T83" style:family="text">
      <style:text-properties fo:font-style="normal" officeooo:rsid="04474a83" style:font-style-asian="normal" style:font-style-complex="normal"/>
    </style:style>
    <style:style style:name="T84" style:family="text">
      <style:text-properties fo:font-style="normal" officeooo:rsid="044e35f1" style:font-style-asian="normal" style:font-style-complex="normal"/>
    </style:style>
    <style:style style:name="T85" style:family="text">
      <style:text-properties fo:font-style="normal" officeooo:rsid="049418eb" style:font-style-asian="normal" style:font-style-complex="normal"/>
    </style:style>
    <style:style style:name="T86" style:family="text">
      <style:text-properties fo:font-size="22pt" fo:font-style="normal" officeooo:rsid="03b9b677" style:font-size-asian="22pt" style:font-style-asian="normal" style:font-size-complex="22pt" style:font-style-complex="normal"/>
    </style:style>
    <style:style style:name="T87" style:family="text">
      <style:text-properties officeooo:rsid="00730e37"/>
    </style:style>
    <style:style style:name="T88" style:family="text">
      <style:text-properties officeooo:rsid="027da732"/>
    </style:style>
    <style:style style:name="T89" style:family="text">
      <style:text-properties officeooo:rsid="002652ef"/>
    </style:style>
    <style:style style:name="T90" style:family="text">
      <style:text-properties officeooo:rsid="00ea4963"/>
    </style:style>
    <style:style style:name="T91" style:family="text">
      <style:text-properties officeooo:rsid="00f937c2"/>
    </style:style>
    <style:style style:name="T92" style:family="text">
      <style:text-properties officeooo:rsid="0170c5a3"/>
    </style:style>
    <style:style style:name="T93" style:family="text">
      <style:text-properties officeooo:rsid="01843a7f"/>
    </style:style>
    <style:style style:name="T94" style:family="text">
      <style:text-properties officeooo:rsid="01b5a1d8"/>
    </style:style>
    <style:style style:name="T95" style:family="text">
      <style:text-properties officeooo:rsid="02db06cc"/>
    </style:style>
    <style:style style:name="T96" style:family="text">
      <style:text-properties officeooo:rsid="02dc7289"/>
    </style:style>
    <style:style style:name="T97" style:family="text">
      <style:text-properties officeooo:rsid="033ea64d"/>
    </style:style>
    <style:style style:name="T98" style:family="text">
      <style:text-properties officeooo:rsid="033f855c"/>
    </style:style>
    <style:style style:name="T99" style:family="text">
      <style:text-properties fo:font-size="12pt" fo:font-style="italic" fo:font-weight="normal" officeooo:rsid="01822189" style:font-size-asian="12pt" style:font-style-asian="italic" style:font-weight-asian="normal" style:font-size-complex="12pt" style:font-style-complex="italic" style:font-weight-complex="normal"/>
    </style:style>
    <style:style style:name="T100" style:family="text">
      <style:text-properties officeooo:rsid="03abe370"/>
    </style:style>
    <style:style style:name="T101" style:family="text">
      <style:text-properties officeooo:rsid="03ad3f18"/>
    </style:style>
    <style:style style:name="T102" style:family="text">
      <style:text-properties officeooo:rsid="03affd25"/>
    </style:style>
    <style:style style:name="T103" style:family="text">
      <style:text-properties officeooo:rsid="03b00046"/>
    </style:style>
    <style:style style:name="T104" style:family="text">
      <style:text-properties officeooo:rsid="03b3e972"/>
    </style:style>
    <style:style style:name="T105" style:family="text">
      <style:text-properties officeooo:rsid="03bd6fe4"/>
    </style:style>
    <style:style style:name="T106" style:family="text">
      <style:text-properties officeooo:rsid="03bf3634"/>
    </style:style>
    <style:style style:name="T107" style:family="text">
      <style:text-properties officeooo:rsid="03c42d22"/>
    </style:style>
    <style:style style:name="T108" style:family="text">
      <style:text-properties style:font-name="FreeSerif"/>
    </style:style>
    <style:style style:name="T109" style:family="text">
      <style:text-properties style:font-name="FreeSerif" fo:font-size="12pt" style:font-size-asian="12pt" style:font-size-complex="12pt"/>
    </style:style>
    <style:style style:name="T110" style:family="text">
      <style:text-properties style:font-name="FreeSerif" fo:font-size="12pt" officeooo:rsid="00085a37" style:font-size-asian="12pt" style:font-size-complex="12pt"/>
    </style:style>
    <style:style style:name="T111" style:family="text">
      <style:text-properties style:font-name="FreeSerif" fo:font-size="12pt" officeooo:rsid="03fd7003" style:font-size-asian="12pt" style:font-size-complex="12pt"/>
    </style:style>
    <style:style style:name="T112" style:family="text">
      <style:text-properties style:font-name="FreeSerif" fo:font-size="12pt" officeooo:rsid="03fe0a7f" style:font-size-asian="12pt" style:font-size-complex="12pt"/>
    </style:style>
    <style:style style:name="T113" style:family="text">
      <style:text-properties style:font-name="FreeSerif" fo:font-size="12pt" officeooo:rsid="040195b0" style:font-size-asian="12pt" style:font-size-complex="12pt"/>
    </style:style>
    <style:style style:name="T114" style:family="text">
      <style:text-properties style:font-name="FreeSerif" fo:font-size="12pt" officeooo:rsid="040298b6" style:font-size-asian="12pt" style:font-size-complex="12pt"/>
    </style:style>
    <style:style style:name="T115" style:family="text">
      <style:text-properties style:font-name="FreeSerif" fo:font-size="12pt" officeooo:rsid="0409dbdc" style:font-size-asian="12pt" style:font-size-complex="12pt"/>
    </style:style>
    <style:style style:name="T116" style:family="text">
      <style:text-properties style:font-name="FreeSerif" fo:font-size="12pt" officeooo:rsid="040af053" style:font-size-asian="12pt" style:font-size-complex="12pt"/>
    </style:style>
    <style:style style:name="T117" style:family="text">
      <style:text-properties style:font-name="FreeSerif" fo:font-size="12pt" officeooo:rsid="040c431a" style:font-size-asian="12pt" style:font-size-complex="12pt"/>
    </style:style>
    <style:style style:name="T118" style:family="text">
      <style:text-properties style:font-name="FreeSerif" fo:font-size="12pt" officeooo:rsid="040e0f29" style:font-size-asian="12pt" style:font-size-complex="12pt"/>
    </style:style>
    <style:style style:name="T119" style:family="text">
      <style:text-properties style:font-name="FreeSerif" fo:font-size="12pt" officeooo:rsid="040e9af7" style:font-size-asian="12pt" style:font-size-complex="12pt"/>
    </style:style>
    <style:style style:name="T120" style:family="text">
      <style:text-properties style:font-name="FreeSerif" fo:font-size="12pt" officeooo:rsid="040eac19" style:font-size-asian="12pt" style:font-size-complex="12pt"/>
    </style:style>
    <style:style style:name="T121" style:family="text">
      <style:text-properties style:font-name="FreeSerif" fo:font-size="12pt" officeooo:rsid="040fd262" style:font-size-asian="12pt" style:font-size-complex="12pt"/>
    </style:style>
    <style:style style:name="T122" style:family="text">
      <style:text-properties style:font-name="FreeSerif" fo:font-size="12pt" officeooo:rsid="0414ca1d" style:font-size-asian="12pt" style:font-size-complex="12pt"/>
    </style:style>
    <style:style style:name="T123" style:family="text">
      <style:text-properties style:font-name="FreeSerif" fo:font-size="12pt" officeooo:rsid="04162637" style:font-size-asian="12pt" style:font-size-complex="12pt"/>
    </style:style>
    <style:style style:name="T124" style:family="text">
      <style:text-properties style:font-name="FreeSerif" fo:font-size="12pt" officeooo:rsid="04195cf7" style:font-size-asian="12pt" style:font-size-complex="12pt"/>
    </style:style>
    <style:style style:name="T125" style:family="text">
      <style:text-properties style:font-name="FreeSerif" fo:font-size="12pt" officeooo:rsid="0419e9f6" style:font-size-asian="12pt" style:font-size-complex="12pt"/>
    </style:style>
    <style:style style:name="T126" style:family="text">
      <style:text-properties style:font-name="FreeSerif" fo:font-size="12pt" officeooo:rsid="041ac58a" style:font-size-asian="12pt" style:font-size-complex="12pt"/>
    </style:style>
    <style:style style:name="T127" style:family="text">
      <style:text-properties style:font-name="FreeSerif" fo:font-size="12pt" officeooo:rsid="041bdfe4" style:font-size-asian="12pt" style:font-size-complex="12pt"/>
    </style:style>
    <style:style style:name="T128" style:family="text">
      <style:text-properties style:font-name="FreeSerif" fo:font-size="12pt" officeooo:rsid="043c38b1" style:font-size-asian="12pt" style:font-size-complex="12pt"/>
    </style:style>
    <style:style style:name="T129" style:family="text">
      <style:text-properties style:font-name="FreeSerif" fo:font-size="12pt" officeooo:rsid="045144cd" style:font-size-asian="12pt" style:font-size-complex="12pt"/>
    </style:style>
    <style:style style:name="T130" style:family="text">
      <style:text-properties style:font-name="FreeSerif" fo:font-size="12pt" officeooo:rsid="04a3df71" style:font-size-asian="12pt" style:font-size-complex="12pt"/>
    </style:style>
    <style:style style:name="T131" style:family="text">
      <style:text-properties style:font-name="FreeSerif" fo:font-style="italic"/>
    </style:style>
    <style:style style:name="T132" style:family="text">
      <style:text-properties officeooo:rsid="03d8f852"/>
    </style:style>
    <style:style style:name="T133" style:family="text">
      <style:text-properties officeooo:rsid="00085a37"/>
    </style:style>
    <style:style style:name="T134" style:family="text">
      <style:text-properties officeooo:rsid="03e3fb54"/>
    </style:style>
    <style:style style:name="T135" style:family="text">
      <style:text-properties officeooo:rsid="03e519ec"/>
    </style:style>
    <style:style style:name="T136" style:family="text">
      <style:text-properties officeooo:rsid="03ea5df1"/>
    </style:style>
    <style:style style:name="T137" style:family="text">
      <style:text-properties officeooo:rsid="03ee8ada"/>
    </style:style>
    <style:style style:name="T138" style:family="text">
      <style:text-properties officeooo:rsid="03f25f62"/>
    </style:style>
    <style:style style:name="T139" style:family="text">
      <style:text-properties officeooo:rsid="03f71fce"/>
    </style:style>
    <style:style style:name="T140" style:family="text">
      <style:text-properties officeooo:rsid="04572edc"/>
    </style:style>
    <style:style style:name="T141" style:family="text">
      <style:text-properties officeooo:rsid="045a0219"/>
    </style:style>
    <style:style style:name="T142" style:family="text">
      <style:text-properties officeooo:rsid="045a14f2"/>
    </style:style>
    <style:style style:name="T143" style:family="text">
      <style:text-properties officeooo:rsid="045fb4fb"/>
    </style:style>
    <style:style style:name="T144" style:family="text">
      <style:text-properties officeooo:rsid="04652bf6"/>
    </style:style>
    <style:style style:name="T145" style:family="text">
      <style:text-properties officeooo:rsid="0465e7f3"/>
    </style:style>
    <style:style style:name="T146" style:family="text">
      <style:text-properties officeooo:rsid="046a125d"/>
    </style:style>
    <style:style style:name="T147" style:family="text">
      <style:text-properties officeooo:rsid="0472c109"/>
    </style:style>
    <style:style style:name="T148" style:family="text">
      <style:text-properties officeooo:rsid="047a7229"/>
    </style:style>
    <style:style style:name="T149" style:family="text">
      <style:text-properties officeooo:rsid="04802760"/>
    </style:style>
    <style:style style:name="T150" style:family="text">
      <style:text-properties officeooo:rsid="048172ea"/>
    </style:style>
    <style:style style:name="T151" style:family="text">
      <style:text-properties officeooo:rsid="048fc182"/>
    </style:style>
    <style:style style:name="T152" style:family="text">
      <style:text-properties officeooo:rsid="04a49703"/>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3">Julien Panis-Lie</text:p>
        <text:p text:style-name="P11">Self-sacrifice as social signal</text:p>
        <text:p text:style-name="P12"/>
        <text:p text:style-name="P4">supervisor: <text:span text:style-name="T92">Jean-Louis Dessalles</text:span></text:p>
        <text:p text:style-name="P5">Département Informatique et Réseaux Télécom Paris</text:p>
      </text:section>
      <text:p text:style-name="P6"/>
      <text:p text:style-name="P7">Defense target date: June</text:p>
      <text:p text:style-name="P7">Language: English</text:p>
      <text:p text:style-name="P7"/>
      <text:p text:style-name="P7">Reviewer suggestion <text:span text:style-name="T107">(non CP)</text:span>: <text:span text:style-name="T104">Jean-Baptiste André</text:span></text:p>
      <text:p text:style-name="P8">Reviewer suggestion (CP): Nicolas Baumard or Coralie Chevallier</text:p>
      <text:p text:style-name="P9"/>
      <text:p text:style-name="P9"/>
      <text:p text:style-name="P9"/>
      <text:p text:style-name="P9"/>
      <text:p text:style-name="P9"/>
      <text:p text:style-name="P10"/>
      <text:p text:style-name="P13"><text:span text:style-name="T86">Self-sacrifice as social signal</text:span> </text:p>
      <text:p text:style-name="P18"/>
      <text:p text:style-name="P14"><text:span text:style-name="T106">Modeling</text:span> the motivations underlying an extreme example of <text:span text:style-name="T105">prosocial behavior</text:span></text:p>
      <text:p text:style-name="P10"/>
      <text:p text:style-name="P10"/>
      <text:p text:style-name="P15"/>
      <text:p text:style-name="P15"/>
      <text:p text:style-name="P16"/>
      <text:p text:style-name="P17"/>
      <text:p text:style-name="P16"/>
      <text:p text:style-name="P16"/>
      <text:p text:style-name="P19"/>
      <text:p text:style-name="P19"/>
      <text:p text:style-name="P20">1. <text:span text:style-name="T100">Introduction......................................................................</text:span>................................................................<text:span text:style-name="T87">2</text:span></text:p>
      <text:p text:style-name="P26"><text:span text:style-name="T19">2 </text:span><text:span text:style-name="T21">Methods......................................................................................</text:span><text:span text:style-name="T13">.......................................................</text:span><text:span text:style-name="T20">3</text:span></text:p>
      <text:p text:style-name="P21"><text:span text:style-name="T89">2. 1. Implementation of the model............</text:span>...............................................................................<text:span text:style-name="T90">3</text:span></text:p>
      <text:p text:style-name="P22">2. 2. <text:span text:style-name="T101">Script structure</text:span>................................................................................................................<text:span text:style-name="T102">3</text:span></text:p>
      <text:p text:style-name="P24"><text:span text:style-name="T88"><text:tab/>2. 3. Important parameters</text:span>......................................................................................................<text:span text:style-name="T91">4</text:span></text:p>
      <text:p text:style-name="P23">2. <text:span text:style-name="T102">4</text:span>. <text:span text:style-name="T102">Interpretation</text:span>...................................................................................................................<text:span text:style-name="T103">5</text:span></text:p>
      <text:p text:style-name="P25"><text:span text:style-name="T88"><text:tab/>2. 5. Possible refinements of the model</text:span>....................................................................................<text:span text:style-name="T103">5</text:span></text:p>
      <text:p text:style-name="P26"><text:span text:style-name="T14">References</text:span><text:span text:style-name="T15">.</text:span><text:span text:style-name="T13">...........................................................................................................................................</text:span><text:span text:style-name="T14">6</text:span></text:p>
      <text:p text:style-name="P88"/>
      <text:p text:style-name="P108"/>
      <text:p text:style-name="P108"/>
      <text:p text:style-name="P114"/>
      <text:p text:style-name="P115">1. Introduction</text:p>
      <text:p text:style-name="P111"/>
      <text:p text:style-name="P89">Throughout history, <text:span text:style-name="T24">humans have been willing to lay down their lives for the sake of their groups (Whitehouse, 2018). Whether admired as heroes or reviled as terrorists, individuals who engage in such extreme pro-social behavior tend to be relatively well-off, educated and to display no appreciable psychopathology (Atran, 2003) – underscoring that self-sacrifice cannot simply be viewed as the result of unadaptive miscalculation or proximal causes (e. g. the contents of a particular ideology).</text:span></text:p>
      <text:p text:style-name="P89"/>
      <text:p text:style-name="P90">Could self-sacrifice therefore have a biological function? This project purposes to investigate the potential biological motivations that may underlie <text:span text:style-name="T25">this behavior. Even though collective benefit is the displayed (moral) motivation for self-sacrifice, biological motivation will be understood in terms of benefits to the individual (Williams, 1996). </text:span></text:p>
      <text:p text:style-name="P89"/>
      <text:p text:style-name="P91">To do this, we will attempt to <text:span text:style-name="T26">model these biological motivations, using a </text:span><text:span text:style-name="T3">social signaling framework</text:span><text:span text:style-name="T26"> (Dessalles, 2014). Social signals are a specific case of costly signals (Zahavi, 1975; Grafen, 1990) whose purpose are to attract friends. In contexts where the signaled quality correlates with the fitness of friends, such a quality may be in social demand; when, in addition, the potential benefits in terms of increased social status upset the costs, social signaling can be expected to emerge.</text:span></text:p>
      <text:p text:style-name="P91"/>
      <text:p text:style-name="P92">This explanation cannot hold for self-sacrifice, however, since signalers would not survive to enjoy the advantages of their new status. <text:span text:style-name="T27">We propose to add an additional hypothesis to our theoretical framework: </text:span><text:span text:style-name="T4">that social status be in part heritable for our species</text:span><text:span text:style-name="T27">, as the high status of one individual can raise that of every member of his or her family (Service, 1971). In a context where a martyr's family members are in high social demand, this could theoretically suffice to make self-sacrifice evolutionary stably – as long as it remains a low-frequency behavior (the fewer the heroes, the higher their status).</text:span></text:p>
      <text:p text:style-name="P92"/>
      <text:p text:style-name="P93">We are thus left with the need to find a plausible context where a martyr's family may be in high social demand. <text:span text:style-name="T28">This is not immediately obvious, as the quality signaled by individuals who engage in self-sacrificial behavior need not be heritable. We propose to consider a context akin to </text:span><text:span text:style-name="T5">inter-group conflict</text:span><text:span text:style-name="T30">, </text:span><text:span text:style-name="T31">where </text:span><text:span text:style-name="T32">it may be </text:span><text:span text:style-name="T33">crucial to ensure that </text:span><text:span text:style-name="T34">one's friends carry no sympathy for the enemy (e. g. </text:span><text:span text:style-name="T35">to avoid betrayal). </text:span><text:span text:style-name="T36">In such a situation, </text:span><text:span text:style-name="T6">commitment to the group</text:span><text:span text:style-name="T37"> </text:span><text:span text:style-name="T38">is a highly desirable quality to have in friends. </text:span><text:span text:style-name="T39">One way for (alive) individuals to signal this </text:span><text:span text:style-name="T40">quality may be to </text:span><text:span text:style-name="T41">honor the fallen martyrs,</text:span><text:span text:style-name="T42"> for instance by </text:span><text:span text:style-name="T43">engaging in </text:span><text:span text:style-name="T44">conspicuous</text:span><text:span text:style-name="T43"> </text:span><text:span text:style-name="T44">ceremonies</text:span><text:span text:style-name="T43"> in their name. </text:span><text:span text:style-name="T45">If </text:span><text:span text:style-name="T47">and when</text:span><text:span text:style-name="T45"> such costly second-order </text:span><text:span text:style-name="T46">signaling </text:span><text:span text:style-name="T48">is evolutionary stable, </text:span><text:span text:style-name="T49">honoring could entail </text:span><text:span text:style-name="T50">indirect benefits for the family of martyrs</text:span><text:span text:style-name="T51">, meaning that </text:span><text:span text:style-name="T52">self-sacrifice may itself </text:span><text:span text:style-name="T53">emerge – the two signals being expected to be mutually reinforcing, as would-be-patriots </text:span><text:span text:style-name="T54">need martyrs to signal their commitment to the g</text:span><text:span text:style-name="T55">roup.</text:span></text:p>
      <text:p text:style-name="P94"/>
      <text:p text:style-name="P96">Our main hypothesis, which we venture to investigate, is therefore the following: in a biological population where social status is in part heritable, and which is engaged in a context akin to inter-group conflict, self-sacrifice and honoring may emerge as first-order and second-order signals of individuals' commitment to the group, or patriotism. Using computer simulations, our project will study the conditions (if any) where these two signals may emerge <text:span text:style-name="T151">(e.g. cost and probability of betrayal).</text:span></text:p>
      <text:p text:style-name="P95"/>
      <text:p text:style-name="P109"/>
      <text:p text:style-name="P109"><text:soft-page-break/>2. Methods</text:p>
      <text:p text:style-name="P110"/>
      <text:p text:style-name="P112"><text:span text:style-name="T16"><text:tab/></text:span><text:span text:style-name="T99">2. 1. Implementation of the model</text:span></text:p>
      <text:p text:style-name="P113"/>
      <text:p text:style-name="P28"><text:span text:style-name="T109">The </text:span><text:span text:style-name="T110">script is</text:span><text:span text:style-name="T109"> written in Python, </text:span><text:span text:style-name="T110">and set in the Evolife framework, developed by Jean-Louis Dessalles to study various evolutionary phenomena (</text:span><text:a xlink:type="simple" xlink:href="https://evolife.telecom-paristech.fr/" text:style-name="Internet_20_link" text:visited-style-name="Visited_20_Internet_20_Link"><text:span text:style-name="T110">https://evolife.telecom-paristech.fr/</text:span></text:a><text:span text:style-name="T110">). Evolife has been used to study social signals in general (Dessalles, 2014) and to model language as a particular social signal (Dessalles, 2017). </text:span></text:p>
      <text:p text:style-name="P34"/>
      <text:p text:style-name="P35"><text:span text:style-name="T93">Evolife is based on</text:span> a genetic algorithm. An individual's behavior is controlled by a binary vector (genome). Individuals live, reproduce sexually, and gain points in a <text:span text:style-name="T94">(yearly) </text:span>life game. <text:span text:style-name="T132">Two modes of selection can be implemented:</text:span></text:p>
      <text:p text:style-name="P35">- <text:span text:style-name="T8">ranking</text:span><text:span text:style-name="T56">: individuals are ranked following the points they have obtained, and are granted a number of potential children that is an increasing (non-linear) function of that rank ;</text:span></text:p>
      <text:p text:style-name="P35"><text:span text:style-name="T56">- </text:span><text:span text:style-name="T8">differential death</text:span><text:span text:style-name="T56">: individuals are granted life points (related to their </text:span><text:span text:style-name="T85">yearly </text:span><text:span text:style-name="T56">points) which protect them from life hazards, thus increasing their life expectancy (and reproductive opportunities).</text:span></text:p>
      <text:p text:style-name="P66"/>
      <text:p text:style-name="P44"><text:span text:style-name="T29">As detailed below, the proposed </text:span><text:span text:style-name="T57">script exploits this dichotomy in its treatment of the envisioned first-order and second-order signals. </text:span><text:span text:style-name="T133">Evolife is modular in structure; the script would constitute a scenario implemented inside of Evolife. Source files (</text:span><text:a xlink:type="simple" xlink:href="https://github.com/jlie10/SelfSacrifice" text:style-name="Internet_20_link" text:visited-style-name="Visited_20_Internet_20_Link"><text:span text:style-name="T133">https://github.com/jlie10/SelfSacrifice</text:span></text:a><text:span text:style-name="T133">) can be found on GitHub – on the “Internship” branch (“Master” being kept for a pending class validation).</text:span></text:p>
      <text:p text:style-name="P97"/>
      <text:p text:style-name="P97"><text:tab/><text:span text:style-name="T9">2. 2. “Exogenous” </text:span><text:span text:style-name="T10">base</text:span><text:span text:style-name="T9"> script</text:span></text:p>
      <text:p text:style-name="P113"/>
      <text:p text:style-name="P99">Before implementing the actual script, a simplified “exogenous” version was implemented (Exogenous.py). In this version, the social value of self-sacrifice is <text:span text:style-name="T134">fixed</text:span> exogenously, <text:span text:style-name="T135">and depends on an ‘Admiration’ parameter. In order to make the link to the second script more obvious, we supposed that total admiration for heroes was equal to ‘Admiration’ times the number of individuals that don’t sacrifice – seeing the low final yearly frequency of self-sacrificial behavior (see under), a truly fixed version (where total admiration does not depend on the number of heroes) would yield similar results.</text:span></text:p>
      <text:p text:style-name="P99"/>
      <text:p text:style-name="P101">This script serves as a basis for the full script. Self-sacrifice is treated as a genetically controlled trait: individuals in the scenario are endowed with a ‘SelfSacrifice’ gene (8 bits) whose relative value corresponds to an individual’s probability of <text:span text:style-name="T136">engaging in self-sacrificial behavior in a given year.</text:span></text:p>
      <text:p text:style-name="P102"/>
      <text:p text:style-name="P103">A heroes’ sacrifice benefits his/her descendants. Each year, admiration for heroes “spills over” to the rest of the population. An individual’s ‘share’ in this allocation depends on their ascendant’s heroism: each time a parent engages in self-sacrificial behavior, <text:span text:style-name="T137">his/her children gain 1 share point. Shares are inherited, as individuals are born with the average of their parent’s share times a ‘SacrificeHeredity’ parameter, situated between 0 and 1. This parameter is generally kept under 1 (typically 0.5), to avoid a situation where individuals end up strongly related (as a given heroes’ family invades the population).</text:span></text:p>
      <text:p text:style-name="P104"/>
      <text:p text:style-name="P105"><text:span text:style-name="T138">The emergence and stabilization of s</text:span>elf-sacrifice <text:span text:style-name="T138">is studied following a</text:span> ranking mode of selection. Admiration points indirectly gained by individuals are converted into reproductive points, by taking the integer part of these points divided by a ‘ReproGainsThreshold’ parameter (typically fixed at 10).</text:p>
      <text:p text:style-name="P105"/>
      <text:p text:style-name="P106">Keeping other parameters at their typical values (see after), self-sacrifice is, unsurprisingly, shown to <text:soft-page-break/>depend on ‘Admiration’ (relative to ‘ReproGainsThreshold’): when this parameter is too low (e.g. under 5 – tentatively), this gene’s value remains at 0 across the population; when the parameter is augmented, the equilibrium value of the gene grows with it – <text:span text:style-name="T139">although it is quickly capped at 4-5 % (which, for a small population of 200, entails an average of 10 sacrifices per ‘year’ - which is far from negligible).</text:span></text:p>
      <text:p text:style-name="P106"/>
      <text:p text:style-name="P107">Full statistical analysis of this behavior has yet to be performed. The idea, in the following scenario, is to see if, in conditions where we would expect (alive) individuals to pay tribute to heroes on a scale comparable to the previous values of ‘Admiration’, self-sacrifice emerges as a stable strategy (as measured by gene value across the population, and as compared to results obtained in similar conditions for this base scenario).</text:p>
      <text:p text:style-name="P100"/>
      <text:p text:style-name="P98"><text:tab/><text:span text:style-name="T13">2. </text:span><text:span text:style-name="T17">2</text:span><text:span text:style-name="T13">. </text:span><text:span text:style-name="T23">Actual s</text:span><text:span text:style-name="T22">cript</text:span><text:span text:style-name="T13"> </text:span><text:span text:style-name="T18">structure</text:span></text:p>
      <text:p text:style-name="P80"/>
      <text:p text:style-name="P29"><text:span text:style-name="T109">This script (Sacrifice.py) builds on the previous one. </text:span><text:span text:style-name="T111">The idea is to see if admiration for heroes, </text:span><text:span text:style-name="T130">and</text:span><text:span text:style-name="T111"> </text:span><text:span text:style-name="T112">therefore self-sacrificial behavior, </text:span><text:span text:style-name="T111">can emerge “endogenously”, in a context akin to </text:span><text:span text:style-name="T112">inter-group</text:span><text:span text:style-name="T111"> conflict, as described previously. </text:span><text:span text:style-name="T124">The previous dynamic and ranking mode of selection is conserved for self-sacrifice, while other genes (see under) follow a differential death mode of selection </text:span><text:span text:style-name="T125">(as </text:span><text:span text:style-name="T126">points gained or lost in the social interactions detailed under are later translated into life points).</text:span></text:p>
      <text:p text:style-name="P58"/>
      <text:p text:style-name="P30"><text:span text:style-name="T109">In addition to the ‘SelfSacrifice’ gene, individuals are </text:span><text:span text:style-name="T114">born</text:span><text:span text:style-name="T109"> with a ‘Patriotism’ phenotype – which, for the sake of simplicity is equal to 1</text:span><text:span text:style-name="T113"> or 0. Individuals are also </text:span><text:span text:style-name="T114">endowed </text:span><text:span text:style-name="T115">with a ‘Demand’ gene, as well as a</text:span><text:span text:style-name="T113"> ‘Patriot’ and </text:span><text:span text:style-name="T115">a</text:span><text:span text:style-name="T113"> ‘NonPatriot’ gene, which respectively control their </text:span><text:span text:style-name="T114">yearly </text:span><text:span text:style-name="T113">investment in honoring heroes when they are patriots (1) or not (0).</text:span></text:p>
      <text:p text:style-name="P59"/>
      <text:p text:style-name="P31"><text:span text:style-name="T113">W</text:span><text:span text:style-name="T109">hen there are heroes to honor, this (costly) investment becomes a </text:span><text:span text:style-name="T115">visible signal of their </text:span><text:span text:style-name="T116">commitment to the group </text:span><text:span text:style-name="T117">(patriotism). </text:span><text:span text:style-name="T118">Individuals select their friends </text:span><text:span text:style-name="T119">according to the potential signalers they encounter (if there are no heroes, every individuals signals at 0) </text:span><text:span text:style-name="T120">and their ‘Demand’: </text:span><text:span text:style-name="T121">any individual who signals above this value may be accepted as a friend </text:span><text:span text:style-name="T122">(one interaction yields one </text:span><text:span text:style-name="T123">new </text:span><text:span text:style-name="T122">friend at the maximum).</text:span></text:p>
      <text:p text:style-name="P60"/>
      <text:p text:style-name="P32"><text:span text:style-name="T122">F</text:span><text:span text:style-name="T109">riendship is assumed to be mutually beneficial: an individual with a low ‘Demand’ will thus increase his/her chances of gaining from friendship. However, some ‘NonPatriot’ individuals may be traitors: befriending them </text:span><text:span text:style-name="T127">ends up being extremely costly, as they betray their friends in the final stage of the year, to their own gain. </text:span><text:span text:style-name="T128">Thus, in uncertain conditions where being betrayed is a probable and costly outcome, individuals with high ‘Demand’ may fare better.</text:span></text:p>
      <text:p text:style-name="P61"/>
      <text:p text:style-name="P33"><text:span text:style-name="T128">I</text:span><text:span text:style-name="T109">n conditions where honoring is an honest signal of one’s future (absence of) betrayal, ‘Demand’ and ‘Patriot’ may thus potentially co-emerge, which may then (if ‘Patriot’ is high enough) allow ‘Self-sacrifice’ to emerge. </text:span><text:span text:style-name="T129">This could be the case if non-patriots honoring potential is capped: because non-patriots are already committed to another group, or themselves, they may not have the time or resources to invest as much as patriots are able to.</text:span></text:p>
      <text:p text:style-name="P39"/>
      <text:p text:style-name="P79"><text:tab/>2. 3. Important parameters</text:p>
      <text:p text:style-name="P86"/>
      <text:p text:style-name="P37"><text:span text:style-name="T58"><text:tab/><text:tab/>2. 3. 1) </text:span><text:span text:style-name="T73">Main variable parameters</text:span></text:p>
      <text:p text:style-name="P83"><text:s/></text:p>
      <text:p text:style-name="P36"><text:span text:style-name="T7">- </text:span><text:span text:style-name="T77">‘</text:span><text:span text:style-name="T78">NbTraitors’: probability that a non-patriot actually ends up being a traitor. This is the main </text:span><text:soft-page-break/><text:span text:style-name="T78">parameter, which will vary between 0 and 100 ;</text:span></text:p>
      <text:p text:style-name="P67">- ‘MaxOffer’: maximum investment that non-patriots can afford in honoring (out of 100). Fixed at 50 in an initial stage, although exploring other values – including 100 – will be useful (see after) ;</text:p>
      <text:p text:style-name="P36"><text:span text:style-name="T78">- ‘</text:span><text:span text:style-name="T79">FriendshipValue’: value gained from being friends with a non-traitor – fixed at 10 in an early stage ;</text:span></text:p>
      <text:p text:style-name="P68">- ‘JoiningBonus’: value gained from having been accepted as friend by someone else – fixed at 10 in an early stage ;</text:p>
      <text:p text:style-name="P36"><text:span text:style-name="T79">- ‘Judas’: what a traitor gains from betraying you – fixed at </text:span><text:span text:style-name="T80">2</text:span><text:span text:style-name="T79">0 in an early stage ;</text:span></text:p>
      <text:p text:style-name="P68">- ‘DenunciationCost’: cost of being betrayed – fixed at 100 in an early stage.</text:p>
      <text:p text:style-name="P68"/>
      <text:p text:style-name="P49"><text:span text:style-name="T29">Individuals start off the year with 100 points. </text:span><text:span text:style-name="T80">The previous values for social points </text:span><text:span text:style-name="T81">(last four parameters) were obtained via reasonable </text:span><text:span text:style-name="T82">estimates from this scale, and after numeric simulations of honoring in isolation (see Honor.py). </text:span><text:span text:style-name="T83">Given all these parameters, ‘NbTraitors’ controls the probability of betrayal. In order to differentiate with the cost of betrayal, the latter two parameters will also be made to vary around the previously specified values.</text:span></text:p>
      <text:p text:style-name="P50"><text:span text:style-name="T82">I</text:span><text:span text:style-name="T29">n this simplified version with only two levels of patriotism, ‘MaxOffer’ creates a</text:span><text:span text:style-name="T84">n arbitrary</text:span><text:span text:style-name="T29"> cutoff, above which a signal can be considered as honest. For this reason, ‘MaxOffer’ will be largely kept constant at the arbitrary 50, although looking at 100 could be useful to understand what happens when honoring is not honest.</text:span></text:p>
      <text:p text:style-name="P69"/>
      <text:p text:style-name="P37"><text:span text:style-name="T58"><text:tab/>2. 3. </text:span><text:span text:style-name="T59">2</text:span><text:span text:style-name="T58">) </text:span><text:span text:style-name="T76">Other f</text:span><text:span text:style-name="T58">ixed parameters</text:span><text:span text:style-name="T69"> (at least in a first stage)</text:span></text:p>
      <text:p text:style-name="P84"/>
      <text:p text:style-name="P45"><text:span text:style-name="T58">W</text:span><text:span text:style-name="T29">ith respect to the </text:span><text:span text:style-name="T67">(expected)</text:span><text:span text:style-name="T29"> first-order signal:</text:span></text:p>
      <text:p text:style-name="P36"><text:span text:style-name="T58">- ‘</text:span><text:span text:style-name="T60">ReproGainsThreshold’: </text:span><text:span text:style-name="T61">corresponds to the value in terms of points acquired through honoring of one’s descendants that yields an additional reproductive unit (for ranking) – kept at 10 ;</text:span></text:p>
      <text:p text:style-name="P71">- ‘Selectivity’: controls how the degree of selection by ranking (how much expected number of offspring increases with rank) ;</text:p>
      <text:p text:style-name="P36"><text:span text:style-name="T74">- ‘SacrificeHeredity’: controls how shares are inherited from parents (see 2.1) –</text:span><text:span text:style-name="T75"> fixed at 50 in a first stage ;</text:span></text:p>
      <text:p text:style-name="P38"><text:span text:style-name="T61">- ‘</text:span><text:span text:style-name="T62">ReproductionRate’: expected rate of children left each year. Fixed at 30%, a relatively high value, as (potential) equilibrium value for probability of self-sacrifice can be shown to be inferior to reproduction rate</text:span><text:span text:style-name="T66">.</text:span></text:p>
      <text:p text:style-name="P72"/>
      <text:p text:style-name="P47"><text:span text:style-name="T29">With respect to the </text:span><text:span text:style-name="T67">(expected)</text:span><text:span text:style-name="T29"> second-order signal:</text:span></text:p>
      <text:p text:style-name="P47"><text:span text:style-name="T29">- </text:span><text:span text:style-name="T72">‘HonoringCost’: percent of investment in honoring that translates into cost – fixed at 100 ;</text:span></text:p>
      <text:p text:style-name="P47"><text:span text:style-name="T29">- ‘</text:span><text:span text:style-name="T67">SelectionPressure’: maximum number of life-points that can be earned in a round – fixed at 6 (meaning that individuals with the highest scores have to be randomly selected 7 times before enough other individuals are selected between 1 and 6 times, in order to die that turn) ;</text:span></text:p>
      <text:p text:style-name="P48"><text:span text:style-name="T71"><text:s/></text:span><text:span text:style-name="T69">- ‘EraseNetwork’: </text:span><text:span text:style-name="T70">indicates whether individuals’ friendship networks are reinitialized each year. </text:span><text:span text:style-name="T71">Fixed at </text:span><text:span text:style-name="T72">0</text:span><text:span text:style-name="T71"> (False), mainly in order to avoid having to largely increase ‘Rounds’ and ‘NbInteractions’ (and </text:span><text:span text:style-name="T72">hence</text:span><text:span text:style-name="T71"> computation time).</text:span></text:p>
      <text:p text:style-name="P73">- ‘Rounds’: number of times friendship-forming interactions are launched in the population – fixed at 10 ;</text:p>
      <text:p text:style-name="P47"><text:span text:style-name="T67">- ‘NbInteractions’: number of such interactions </text:span><text:span text:style-name="T70">per round</text:span><text:span text:style-name="T67">, where one </text:span><text:span text:style-name="T70">randomly chosen</text:span><text:span text:style-name="T67"> individual may accept a maximum of one friend – fixed at 100 ;</text:span></text:p>
      <text:p text:style-name="P47"><text:span text:style-name="T67">- ‘</text:span><text:span text:style-name="T68">SampleSize’: size of the random sample of (live) people an individual thus interacts with – fixed at 5 ;</text:span></text:p>
      <text:p text:style-name="P47"><text:span text:style-name="T68">- ‘</text:span><text:span text:style-name="T69">MaxFriends’: maximum number of friends one can hold – fixed at 10. Friendship bonds are assumed </text:span><text:soft-page-break/><text:span text:style-name="T69">to be symmetrical here ;</text:span></text:p>
      <text:p text:style-name="P74"/>
      <text:p text:style-name="P75">Genetic and general population parameters:</text:p>
      <text:p text:style-name="P46"><text:span text:style-name="T29">-’</text:span><text:span text:style-name="T63">AgeMax’: age after which individuals automatically die – fixed at 40 ;</text:span></text:p>
      <text:p text:style-name="P46"><text:span text:style-name="T63">- ‘</text:span><text:span text:style-name="T64">PopulationSize’: fixed at 1000 ;</text:span></text:p>
      <text:p text:style-name="P46"><text:span text:style-name="T64">- ‘</text:span><text:span text:style-name="T65">MutationRate’: fixed at 5 per 1000 ;</text:span></text:p>
      <text:p text:style-name="P76">- ‘NbCrossover’: number of crossovers occurring during sexual reproduction – fixed at 1 ;</text:p>
      <text:p text:style-name="P76">- ‘GeneLength’: fixed at 8, weighted bits (meaning that each gene value corresponds to a value between 0 and 2 to the power of 8 minus 1)</text:p>
      <text:p text:style-name="P36"><text:span text:style-name="T58">- </text:span><text:span text:style-name="T66">‘AgeAdult’: age before which reproduction is impossible – fixed at 0</text:span></text:p>
      <text:p text:style-name="P70"/>
      <text:p text:style-name="P77">It is anticipated that keeping ‘EraseNetwork’ at 0 and ‘Rounds’ and ‘NbInteractions’ relatively low is equivalent to re-initializing networks with large number of interactions – although this should be checked.</text:p>
      <text:p text:style-name="P77">In addition, a ‘DiffentialCosts’ mode for honoring could be implemented, where dishonest signalers (non-patriots) would face a premium, rather than a capped offer.</text:p>
      <text:p text:style-name="P78"/>
      <text:p text:style-name="P40"><text:tab/><text:span text:style-name="T2">2. </text:span><text:span text:style-name="T11">4</text:span><text:span text:style-name="T2">. Predictions</text:span></text:p>
      <text:p text:style-name="P81"/>
      <text:p text:style-name="P52">Our main prediction is that, <text:span text:style-name="T140">under plausible conditions corresponding to the default parameter values detailed above, honoring and self-sacrifice will co-emerge as second and first-order signals of patriotism (inability to betray). We expect this to be largely controlled by ‘NbTraitors’ (probability of betrayal). </text:span></text:p>
      <text:p text:style-name="P52"/>
      <text:p text:style-name="P62">When and if self-sacrifice emerges, we do not expect its probability to be high, for logical reasons (as gains in status decrease when there are too many perpetrators) as well as reasons relating to previous simulations (we do not expect equilibrium values to exceed that of the corresponding “exogenous” situations). In addition, we do not expect honoring to be stable in the long-term in the absence of heroes (as we envisioned it as a second-order signal based on the first-order signal).</text:p>
      <text:p text:style-name="P51"/>
      <text:p text:style-name="P53">More specifically, keeping all other parameter values constant, we expect:</text:p>
      <text:p text:style-name="P53">- that for ‘NbTraitors’ <text:span text:style-name="T152">equal to 0 </text:span>or sufficiently small, ‘Demand’ should stay at <text:span text:style-name="T141">0 or non-significantly higher</text:span> (as friendship is risk-free), thus inducing ‘Patriot’ and ‘NonPatriot’ to stay <text:span text:style-name="T142">low</text:span>, preventing the emergence of self-sacrificial behavior ;</text:p>
      <text:p text:style-name="P54">- <text:span text:style-name="T143">that when ‘NbTraitors’ is high enough for there to be a selective pressure for having ‘Demand’ above ‘MaxOffer’, honoring is a potentially honest signal. If, in addition, the benefits to patriots outweigh the costs, then honoring may emerge at such a level. Seeing as we chose ‘MaxOffer’ at a level which, in the “exogenous” script (for ‘Admiration’) was sufficient for self-sacrifice to emerge and stabilize, we that, provided that honoring can emerge, that self-sacrifice emerges as well ;</text:span></text:p>
      <text:p text:style-name="P53">- <text:span text:style-name="T144">if we vary ‘DenunciationCost’ instead of ‘NbTraitors’, we expect similar dynamics ;</text:span></text:p>
      <text:p text:style-name="P53">- <text:span text:style-name="T145">if we decrease ‘JoiningBonus’ under a certain threshold, attracting friends through signaling patriotism should become overly costly (risky), preventing any non-null behavior at equilibrium.</text:span></text:p>
      <text:p text:style-name="P53"/>
      <text:p text:style-name="P55">We expect ‘MaxOffer’ to play a decisive role, as it should correspond to the potential equlibrium state – when it is attainable. <text:span text:style-name="T146">Testing ‘MaxOffer’ at 100 would be a way of seeing the consequences of dishonest signaling: under normal conditions we would expect that ‘Demand’ then rise to the maximum (as it is impossible to select patriot friends), precluding any signaling from emerging. </text:span><text:soft-page-break/><text:span text:style-name="T146">However, if ‘Judas’ is high enough, signaling may paradoxically remain interesting for non-patriots and we would expect a dishonest signaling equilibrium to emerge.</text:span></text:p>
      <text:p text:style-name="P55"/>
      <text:p text:style-name="P55"><text:tab/><text:span text:style-name="T12">2. 5. Limits and possible refinements of the model</text:span></text:p>
      <text:p text:style-name="P55"/>
      <text:p text:style-name="P55">‘<text:span text:style-name="T147">MaxOffer’ thus imposes a paradoxical arbitrary limit: if it is too low, we would not expect self-sacrifice to emerge, as honoring of heroes by patriots should not yield enough potential benefits for heroes’ children (see 2.1). </text:span></text:p>
      <text:p text:style-name="P55"/>
      <text:p text:style-name="P56">This is further motivation to explore a “differential costs” option, whereby dishonest signaling is assumed to be costlier than honest signaling (e.g. for the same type of reason, as non-patriots opportunity costs are higher, as they are engaged elsewhere / have other opportunities to invest in themselves…). <text:span text:style-name="T148">This could allow for less straightforward results, as we would expect both signals to emerge above a certain threshold (for the ‘DishonestPremium’) and not under, without this threshold being immediately obvious. </text:span></text:p>
      <text:p text:style-name="P56"/>
      <text:p text:style-name="P57">However, we expect both treatments to be mathematically equivalent, <text:span text:style-name="T149">as the poverty of our (expected) ability to modify final outcomes by varying parameter values derives from the poverty of the model itself. In a second-stage, the model could be refined:</text:span></text:p>
      <text:p text:style-name="P57">- <text:span text:style-name="T150">by allowing for more categories of patriotism, and the corresponding genes ;</text:span></text:p>
      <text:p text:style-name="P57">- <text:span text:style-name="T150">or, better yet, by allowing for continuous (or a large number of discrete values for) patriotism, and replacing genes by social learning of investment in honoring.</text:span></text:p>
      <text:p text:style-name="P42"/>
      <text:p text:style-name="P41"><text:tab/><text:span text:style-name="T95">2. 6. Interpretation</text:span></text:p>
      <text:p text:style-name="P82"/>
      <text:p text:style-name="P43">The immediate outputs of the simulation are average (and individual) levels of gene va<text:span text:style-name="T96">lues over time. If, as predicted, average value for the gene controlling self-sacrificial behavior stabilizes at a non-null value, and if the various parameters (and 'Honoring' genes) influence this according to our predictions, then we will have shown that biological motivations underlying self-sacrifice are a theoretical possibility. We would then study stability of the model itself over a certain range of parameters.</text:span></text:p>
      <text:p text:style-name="P63"/>
      <text:p text:style-name="P64">As detailed above, interpretation is however compounded by the current simplistic form of the model.</text:p>
      <text:p text:style-name="P116"/>
      <text:p text:style-name="P65"><text:tab/></text:p>
      <text:p text:style-name="P65"/>
      <text:p text:style-name="P87">References</text:p>
      <text:p text:style-name="P85"/>
      <text:p text:style-name="P2"><text:span text:style-name="T108">Atran, S. (2003). Genesis of Suicide Terrorism. </text:span><text:span text:style-name="T131">Science</text:span><text:span text:style-name="T108">, </text:span><text:span text:style-name="T131">299</text:span><text:span text:style-name="T108">(5612), 1534‑1539. </text:span><text:a xlink:type="simple" xlink:href="https://doi.org/10.1126/science.1078854" text:style-name="Internet_20_link" text:visited-style-name="Visited_20_Internet_20_Link"><text:span text:style-name="T108">https://doi.org/10.1126/science.1078854</text:span></text:a></text:p>
      <text:p text:style-name="P2"><text:span text:style-name="T108">Dessalles, J.-L. (2014). OPTIMAL INVESTMENT IN SOCIAL SIGNALS: OPTIMAL INVESTMENT IN SOCIAL SIGNALS. </text:span><text:span text:style-name="T131">Evolution</text:span><text:span text:style-name="T108">, </text:span><text:span text:style-name="T131">68</text:span><text:span text:style-name="T108">(6), 1640‑1650. </text:span><text:a xlink:type="simple" xlink:href="https://doi.org/10.1111/evo.12378" text:style-name="Internet_20_link" text:visited-style-name="Visited_20_Internet_20_Link"><text:span text:style-name="T108">https://doi.org/10.1111/evo.12378</text:span></text:a></text:p>
      <text:p text:style-name="P2"><text:span text:style-name="T108">Dessalles, J.-L. (2017). Language: The missing selection pressure. </text:span><text:span text:style-name="T131">arXiv:1712.05005 [physics, q-bio]</text:span><text:span text:style-name="T108">. Consulté à l’adresse </text:span><text:a xlink:type="simple" xlink:href="http://arxiv.org/abs/1712.05005" text:style-name="Internet_20_link" text:visited-style-name="Visited_20_Internet_20_Link"><text:span text:style-name="T108">http://arxiv.org/abs/1712.05005</text:span></text:a></text:p>
      <text:p text:style-name="P2"><text:span text:style-name="T108">Grafen, A. (1990). Biological signals as handicaps. </text:span><text:span text:style-name="T131">Journal of Theoretical Biology</text:span><text:span text:style-name="T108">, </text:span><text:span text:style-name="T131">144</text:span><text:span text:style-name="T108">(4), 517‑546. </text:span><text:a xlink:type="simple" xlink:href="https://doi.org/10.1016/S0022-5193(05)80088-8" text:style-name="Internet_20_link" text:visited-style-name="Visited_20_Internet_20_Link"><text:span text:style-name="T108">https://doi.org/10.1016/S0022-5193(05)80088-8</text:span></text:a></text:p>
      <text:p text:style-name="P27">Service, <text:span text:style-name="T97">E. R.</text:span> (1971). <text:span text:style-name="T1">Primitive social organization: An evolutionary perspective</text:span>. <text:span text:style-name="T98">Random House, Toronto, CAN.</text:span></text:p>
      <text:p text:style-name="P2"><text:span text:style-name="T108">Whitehouse, H. (2018). Dying for the group: Towards a general theory of extreme self-sacrifice. </text:span><text:span text:style-name="T131">Behavioral and Brain Sciences</text:span><text:span text:style-name="T108">, 1‑64. </text:span><text:a xlink:type="simple" xlink:href="https://doi.org/10.1017/S0140525X18000249" text:style-name="Internet_20_link" text:visited-style-name="Visited_20_Internet_20_Link"><text:span text:style-name="T108">https://doi.org/10.1017/S0140525X18000249</text:span></text:a></text:p>
      <text:p text:style-name="P27">Williams, G. C. (1996). <text:span text:style-name="T1">Adaptation and natural selection: a critique of some current evolutionary thought</text:span>. Princeton, NJ: Princeton Univ. Press.</text:p>
      <text:p text:style-name="P1"><text:span text:style-name="T108">Zahavi, A. (1975). Mate selection—A selection for a handicap. </text:span><text:span text:style-name="T131">Journal of Theoretical Biology</text:span><text:span text:style-name="T108">, </text:span><text:span text:style-name="T131">53</text:span><text:span text:style-name="T108">(1), 205‑214. </text:span><text:a xlink:type="simple" xlink:href="https://doi.org/10.1016/0022-5193(75)90111-3" text:style-name="Internet_20_link" text:visited-style-name="Visited_20_Internet_20_Link"><text:span text:style-name="T108">https://doi.org/10.1016/0022-5193(75)90111-3</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2" svg:font-family="FreeSerif" style:font-family-generic="roman"/>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erif1" svg:font-family="Free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erif1"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erif1"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2" style:font-family-complex="Free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erif2"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2" style:font-family-complex="FreeSerif" style:font-family-generic-complex="roman"/>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00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ml </meta:initial-creator>
    <meta:creation-date>2019-01-24T20:39:00.018686751</meta:creation-date>
    <dc:date>2019-05-22T17:23:01.805881590</dc:date>
    <meta:editing-duration>P1DT1H56M21S</meta:editing-duration>
    <meta:editing-cycles>1145</meta:editing-cycles>
    <meta:generator>LibreOffice/6.2.1.2$Linux_X86_64 LibreOffice_project/20$Build-2</meta:generator>
    <meta:document-statistic meta:table-count="0" meta:image-count="0" meta:object-count="0" meta:page-count="8" meta:paragraph-count="107" meta:word-count="3084" meta:character-count="21295" meta:non-whitespace-character-count="18269"/>
  </office:meta>
</office:document-meta>
</file>